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meta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429cm" style:rel-column-width="9361*"/>
    </style:style>
    <style:style style:name="Tabela2.B" style:family="table-column">
      <style:table-column-properties style:column-width="2.429cm" style:rel-column-width="9362*"/>
    </style:style>
    <style:style style:name="Tabela2.F" style:family="table-column">
      <style:table-column-properties style:column-width="2.429cm" style:rel-column-width="9363*"/>
    </style:style>
    <style:style style:name="Tabela2.G" style:family="table-column">
      <style:table-column-properties style:column-width="2.429cm" style:rel-column-width="9365*"/>
    </style:style>
    <style:style style:name="Tabela2.A1" style:family="table-cell">
      <style:table-cell-properties fo:padding="0.097cm" fo:border-left="none" fo:border-right="none" fo:border-top="0.05pt solid #000000" fo:border-bottom="none"/>
    </style:style>
    <style:style style:name="Tabela2.A2" style:family="table-cell">
      <style:table-cell-properties fo:padding="0.097cm" fo:border="none"/>
    </style:style>
    <style:style style:name="Tabela2.A5" style:family="table-cell">
      <style:table-cell-properties fo:padding="0.097cm" fo:border-left="none" fo:border-right="none" fo:border-top="none" fo:border-bottom="0.05pt solid #000000"/>
    </style:style>
    <style:style style:name="Tabela1" style:family="table">
      <style:table-properties style:width="4.101cm" table:align="left"/>
    </style:style>
    <style:style style:name="Tabela1.A" style:family="table-column">
      <style:table-column-properties style:column-width="2.893cm"/>
    </style:style>
    <style:style style:name="Tabela1.B" style:family="table-column">
      <style:table-column-properties style:column-width="1.208cm"/>
    </style:style>
    <style:style style:name="Tabela1.A1" style:family="table-cell">
      <style:table-cell-properties fo:padding="0.097cm" fo:border="none"/>
    </style:style>
    <style:style style:name="P1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P2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officeooo:rsid="002de357" officeooo:paragraph-rsid="002de357" style:text-blinking="false" style:font-size-asian="10pt" style:font-size-complex="10pt"/>
    </style:style>
    <style:style style:name="P3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b0080" style:text-line-through-style="none" style:text-line-through-type="none" style:font-name="Liberation Serif" fo:font-size="9pt" fo:letter-spacing="normal" fo:font-style="normal" style:text-underline-style="none" fo:font-weight="normal" officeooo:rsid="002de357" officeooo:paragraph-rsid="002de357" style:text-blinking="false" style:font-size-asian="9pt" style:font-size-complex="9pt"/>
    </style:style>
    <style:style style:name="P4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officeooo:rsid="003055bb" officeooo:paragraph-rsid="003055bb" style:text-blinking="false" style:font-size-asian="14pt" style:font-size-complex="14pt"/>
    </style:style>
    <style:style style:name="P5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01e815d" officeooo:paragraph-rsid="001e815d" style:text-blinking="false" style:font-size-asian="14pt" style:font-size-complex="14pt"/>
    </style:style>
    <style:style style:name="P6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79454" officeooo:paragraph-rsid="0049a71a" style:text-blinking="false" style:font-size-asian="10pt" style:font-size-complex="10pt"/>
    </style:style>
    <style:style style:name="P7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79454" officeooo:paragraph-rsid="008e490a" style:text-blinking="false" style:font-size-asian="10pt" style:font-size-complex="10pt"/>
    </style:style>
    <style:style style:name="P8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bf765" officeooo:paragraph-rsid="002a7c35" style:text-blinking="false" style:font-size-asian="10pt" style:font-size-complex="10pt"/>
    </style:style>
    <style:style style:name="P9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de357" officeooo:paragraph-rsid="002de357" style:text-blinking="false" style:font-size-asian="10pt" style:font-size-complex="10pt"/>
    </style:style>
    <style:style style:name="P10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1e815d" officeooo:paragraph-rsid="008df0f0" style:text-blinking="false" style:font-size-asian="9pt" style:font-size-complex="9pt"/>
    </style:style>
    <style:style style:name="P11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0pt" fo:letter-spacing="normal" fo:font-style="normal" style:text-underline-style="none" fo:font-weight="normal" officeooo:rsid="002e747d" officeooo:paragraph-rsid="00847640" style:text-blinking="false" style:font-size-asian="10pt" style:font-size-complex="10pt"/>
    </style:style>
    <style:style style:name="P12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0pt" fo:letter-spacing="normal" fo:font-style="normal" style:text-underline-style="none" fo:font-weight="normal" officeooo:rsid="002de357" officeooo:paragraph-rsid="009bac98" style:text-blinking="false" style:font-size-asian="10pt" style:font-size-complex="10pt"/>
    </style:style>
    <style:style style:name="P13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47607" officeooo:paragraph-rsid="00247607" style:text-blinking="false" style:font-size-asian="9pt" style:font-size-complex="9pt"/>
    </style:style>
    <style:style style:name="P14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79454" officeooo:paragraph-rsid="00279454" style:text-blinking="false" style:font-size-asian="9pt" style:font-size-complex="9pt"/>
    </style:style>
    <style:style style:name="P15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98163" officeooo:paragraph-rsid="00298163" style:text-blinking="false" style:font-size-asian="9pt" style:font-size-complex="9pt"/>
    </style:style>
    <style:style style:name="P16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98163" officeooo:paragraph-rsid="002a7c35" style:text-blinking="false" style:font-size-asian="9pt" style:font-size-complex="9pt"/>
    </style:style>
    <style:style style:name="P17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de357" officeooo:paragraph-rsid="002de357" style:text-blinking="false" style:font-size-asian="9pt" style:font-size-complex="9pt"/>
    </style:style>
    <style:style style:name="P18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e747d" officeooo:paragraph-rsid="002e747d" style:text-blinking="false" style:font-size-asian="9pt" style:font-size-complex="9pt"/>
    </style:style>
    <style:style style:name="P19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e747d" officeooo:paragraph-rsid="0038b5e2" style:text-blinking="false" style:font-size-asian="9pt" style:font-size-complex="9pt"/>
    </style:style>
    <style:style style:name="P20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f05f7" officeooo:paragraph-rsid="003055bb" style:text-blinking="false" style:font-size-asian="9pt" style:font-size-complex="9pt"/>
    </style:style>
    <style:style style:name="P21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ae419" officeooo:paragraph-rsid="006b0846" style:text-blinking="false" style:font-size-asian="9pt" style:font-size-complex="9pt"/>
    </style:style>
    <style:style style:name="P22" style:family="paragraph" style:parent-style-name="Text_20_body">
      <style:paragraph-properties fo:margin-left="0cm" fo:margin-right="0cm" fo:line-height="115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eee6b" officeooo:paragraph-rsid="006eee6b" style:text-blinking="false" style:font-size-asian="9pt" style:font-size-complex="9pt"/>
    </style:style>
    <style:style style:name="P23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cd8a1" officeooo:paragraph-rsid="006cd8a1" style:text-blinking="false" style:font-size-asian="9pt" style:font-size-complex="9pt"/>
    </style:style>
    <style:style style:name="P24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79763" officeooo:paragraph-rsid="0090ada4" style:text-blinking="false" style:font-size-asian="9pt" style:font-size-complex="9pt"/>
    </style:style>
    <style:style style:name="P25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940d89" officeooo:paragraph-rsid="0094f01c" style:text-blinking="false" style:font-size-asian="9pt" style:font-size-complex="9pt"/>
    </style:style>
    <style:style style:name="P26" style:family="paragraph" style:parent-style-name="Text_20_body">
      <style:paragraph-properties fo:margin-left="0cm" fo:margin-right="0cm" fo:line-height="150%" fo:text-align="center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ff66d" officeooo:paragraph-rsid="008df0f0" style:text-blinking="false" style:font-size-asian="9pt" style:font-size-complex="9pt"/>
    </style:style>
    <style:style style:name="P27" style:family="paragraph" style:parent-style-name="Text_20_body">
      <style:paragraph-properties fo:margin-left="0cm" fo:margin-right="0cm" fo:line-height="150%" fo:text-align="center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9629fc" officeooo:paragraph-rsid="009629fc" style:text-blinking="false" style:font-size-asian="9pt" style:font-size-complex="9pt"/>
    </style:style>
    <style:style style:name="P28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19d214" officeooo:paragraph-rsid="006b0846" style:text-blinking="false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330c70" officeooo:paragraph-rsid="0036c069" style:text-blinking="false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330c70" officeooo:paragraph-rsid="00330c70" style:text-blinking="false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e747d" officeooo:paragraph-rsid="00898797" style:text-blinking="false" style:font-size-asian="12pt" style:font-size-complex="12pt"/>
    </style:style>
    <style:style style:name="P32" style:family="paragraph" style:parent-style-name="Text_20_body">
      <style:paragraph-properties fo:margin-left="0cm" fo:margin-right="0cm" fo:line-height="150%" fo:text-align="center" style:justify-single-word="false" fo:orphans="2" fo:widows="2" fo:text-indent="0cm" style:auto-text-indent="false"/>
      <style:text-properties fo:font-variant="normal" fo:text-transform="none" fo:color="#b2b2b2" style:text-line-through-style="none" style:text-line-through-type="none" style:font-name="Liberation Serif" fo:font-size="9pt" fo:letter-spacing="normal" fo:font-style="normal" style:text-underline-style="none" fo:font-weight="normal" officeooo:rsid="009629fc" officeooo:paragraph-rsid="009629fc" style:text-blinking="false" style:font-size-asian="9pt" style:font-size-complex="9pt"/>
    </style:style>
    <style:style style:name="P33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color="#000000" style:font-name="Liberation Serif" fo:font-size="9pt" officeooo:rsid="0019d214" officeooo:paragraph-rsid="001a0526" style:font-size-asian="9pt" style:font-size-complex="9pt"/>
    </style:style>
    <style:style style:name="P34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color="#000000" style:font-name="Liberation Serif" fo:font-size="9pt" officeooo:rsid="0019d214" officeooo:paragraph-rsid="0093d91f" style:font-size-asian="9pt" style:font-size-complex="9pt"/>
    </style:style>
    <style:style style:name="P35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color="#000000" style:font-name="Liberation Serif" fo:font-size="9pt" officeooo:rsid="003055bb" officeooo:paragraph-rsid="006b0846" style:font-size-asian="9pt" style:font-size-complex="9pt"/>
    </style:style>
    <style:style style:name="P36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color="#000000" style:font-name="Liberation Serif" fo:font-size="9pt" officeooo:rsid="001a0526" officeooo:paragraph-rsid="008b7d62" style:font-size-asian="9pt" style:font-size-complex="9pt"/>
    </style:style>
    <style:style style:name="P37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color="#000000" style:font-name="Liberation Serif" fo:font-size="9pt" officeooo:rsid="0091e789" officeooo:paragraph-rsid="0091e789" style:font-size-asian="9pt" style:font-size-complex="9pt"/>
    </style:style>
    <style:style style:name="P38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color="#000000" style:font-name="Liberation Serif" fo:font-size="12pt" fo:font-weight="bold" officeooo:rsid="006b0846" officeooo:paragraph-rsid="006b0846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47607" officeooo:paragraph-rsid="008e490a" style:text-blinking="false" style:font-size-asian="9pt" style:font-size-complex="9pt"/>
    </style:style>
    <style:style style:name="P40" style:family="paragraph" style:parent-style-name="Table_20_Contents">
      <style:paragraph-properties fo:line-height="150%"/>
      <style:text-properties fo:color="#000000" style:font-name="Liberation Serif" fo:font-size="8.25pt" officeooo:rsid="005014f0" officeooo:paragraph-rsid="008df0f0"/>
    </style:style>
    <style:style style:name="P41" style:family="paragraph" style:parent-style-name="Table_20_Contents">
      <style:paragraph-properties fo:line-height="150%"/>
      <style:text-properties fo:color="#000000" style:font-name="Liberation Serif" fo:font-size="8.25pt" officeooo:rsid="005014f0" officeooo:paragraph-rsid="005014f0" style:font-size-asian="10pt" style:font-size-complex="10pt"/>
    </style:style>
    <style:style style:name="P42" style:family="paragraph" style:parent-style-name="Table_20_Contents">
      <style:paragraph-properties fo:line-height="150%"/>
      <style:text-properties fo:color="#000000" style:font-name="Liberation Serif" fo:font-size="8.25pt" officeooo:rsid="006463bd" officeooo:paragraph-rsid="006463bd" style:font-size-asian="10pt" style:font-size-complex="10pt"/>
    </style:style>
    <style:style style:name="P43" style:family="paragraph" style:parent-style-name="Table_20_Contents">
      <style:paragraph-properties fo:line-height="150%"/>
      <style:text-properties fo:color="#000000" style:font-name="Liberation Serif" fo:font-size="8.25pt" officeooo:rsid="00847640" officeooo:paragraph-rsid="00847640" style:font-size-asian="10pt" style:font-size-complex="10pt"/>
    </style:style>
    <style:style style:name="P44" style:family="paragraph" style:parent-style-name="Table_20_Contents">
      <style:paragraph-properties fo:line-height="150%"/>
      <style:text-properties fo:color="#000000" style:font-name="Liberation Serif" fo:font-size="8.25pt" officeooo:rsid="009bac98" officeooo:paragraph-rsid="009bac98" style:font-size-asian="10pt" style:font-size-complex="10pt"/>
    </style:style>
    <style:style style:name="P45" style:family="paragraph" style:parent-style-name="Table_20_Contents">
      <style:paragraph-properties fo:line-height="150%"/>
      <style:text-properties fo:color="#000000" style:font-name="Liberation Serif" fo:font-size="8.25pt" officeooo:rsid="0070fb00" officeooo:paragraph-rsid="008df0f0"/>
    </style:style>
    <style:style style:name="P46" style:family="paragraph" style:parent-style-name="Table_20_Contents">
      <style:paragraph-properties fo:line-height="150%" fo:text-align="center" style:justify-single-word="false"/>
      <style:text-properties fo:color="#000000" style:font-name="Liberation Serif" fo:font-size="8.25pt" officeooo:rsid="0070fb00" officeooo:paragraph-rsid="008df0f0"/>
    </style:style>
    <style:style style:name="P47" style:family="paragraph" style:parent-style-name="Table_20_Contents">
      <style:paragraph-properties fo:line-height="150%" fo:text-align="center" style:justify-single-word="false"/>
      <style:text-properties fo:color="#000000" style:font-name="Liberation Serif" fo:font-size="8.25pt" officeooo:rsid="009629fc" officeooo:paragraph-rsid="009629fc"/>
    </style:style>
    <style:style style:name="P48" style:family="paragraph" style:parent-style-name="Table_20_Contents">
      <style:paragraph-properties fo:line-height="150%"/>
      <style:text-properties fo:color="#000000" style:font-name="Liberation Serif" fo:font-size="8.25pt" officeooo:rsid="009629fc" officeooo:paragraph-rsid="009629fc"/>
    </style:style>
    <style:style style:name="P49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980546" officeooo:paragraph-rsid="00980546" style:text-blinking="false" style:font-size-asian="9pt" style:font-size-complex="9pt"/>
    </style:style>
    <style:style style:name="P50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a7c35" officeooo:paragraph-rsid="002a7c35" style:text-blinking="false" style:font-size-asian="9pt" style:font-size-complex="9pt"/>
    </style:style>
    <style:style style:name="P51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eee6b" officeooo:paragraph-rsid="008df0f0" style:text-blinking="false" style:font-size-asian="9pt" style:font-size-complex="9pt"/>
    </style:style>
    <style:style style:name="P52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eee6b" officeooo:paragraph-rsid="00980546" style:text-blinking="false" style:font-size-asian="9pt" style:font-size-complex="9pt"/>
    </style:style>
    <style:style style:name="P53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9a0196" officeooo:paragraph-rsid="00a69f60" style:text-blinking="false" style:font-size-asian="9pt" style:font-size-complex="9pt"/>
    </style:style>
    <style:style style:name="P54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36c069" officeooo:paragraph-rsid="0036c069" style:text-blinking="false" style:font-size-asian="9pt" style:font-size-complex="9pt"/>
    </style:style>
    <style:style style:name="P55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bf765" officeooo:paragraph-rsid="002bf765" style:text-blinking="false" style:font-size-asian="9pt" style:font-size-complex="9pt"/>
    </style:style>
    <style:style style:name="P56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bf765" officeooo:paragraph-rsid="0082b883" style:text-blinking="false" style:font-size-asian="9pt" style:font-size-complex="9pt"/>
    </style:style>
    <style:style style:name="P57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e747d" officeooo:paragraph-rsid="00a81a99" style:text-blinking="false" style:font-size-asian="9pt" style:font-size-complex="9pt"/>
    </style:style>
    <style:style style:name="P58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e747d" officeooo:paragraph-rsid="002e747d" style:text-blinking="false" style:font-size-asian="9pt" style:font-size-complex="9pt"/>
    </style:style>
    <style:style style:name="P59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79454" officeooo:paragraph-rsid="008e490a" style:text-blinking="false" style:font-size-asian="10pt" style:font-size-complex="10pt"/>
    </style:style>
    <style:style style:name="P60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36c069" officeooo:paragraph-rsid="0036c069" style:text-blinking="false" style:font-size-asian="12pt" style:font-weight-asian="bold" style:font-size-complex="12pt" style:font-weight-complex="bold"/>
    </style:style>
    <style:style style:name="P61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e747d" officeooo:paragraph-rsid="00898797" style:text-blinking="false" style:font-size-asian="12pt" style:font-size-complex="12pt"/>
    </style:style>
    <style:style style:name="P62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0pt" fo:letter-spacing="normal" fo:font-style="normal" style:text-underline-style="none" fo:font-weight="normal" officeooo:rsid="002de357" officeooo:paragraph-rsid="009bac98" style:text-blinking="false" style:font-size-asian="10pt" style:font-size-complex="10pt"/>
    </style:style>
    <style:style style:name="P63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0pt" fo:letter-spacing="normal" fo:font-style="normal" style:text-underline-style="none" fo:font-weight="normal" officeooo:rsid="002e747d" officeooo:paragraph-rsid="00847640" style:text-blinking="false" style:font-size-asian="10pt" style:font-size-complex="10pt"/>
    </style:style>
    <style:style style:name="P64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color="#000000" style:font-name="Liberation Serif" fo:font-size="9pt" officeooo:rsid="0019d214" officeooo:paragraph-rsid="00a52cc3" style:font-size-asian="9pt" style:font-size-complex="9pt"/>
    </style:style>
    <style:style style:name="P65" style:family="paragraph" style:parent-style-name="Text_20_body">
      <style:paragraph-properties fo:margin-left="0cm" fo:margin-right="0cm" fo:line-height="150%" fo:orphans="2" fo:widows="2" fo:text-indent="0cm" style:auto-text-indent="false"/>
      <style:text-properties officeooo:paragraph-rsid="009ad8ea"/>
    </style:style>
    <style:style style:name="P66" style:family="paragraph" style:parent-style-name="Text_20_body">
      <style:paragraph-properties fo:margin-left="0cm" fo:margin-right="0cm" fo:margin-top="0.101cm" fo:margin-bottom="0.347cm" loext:contextual-spacing="false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966444" officeooo:paragraph-rsid="00966444" style:text-blinking="false" style:font-size-asian="9pt" style:font-size-complex="9pt"/>
    </style:style>
    <style:style style:name="T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83710" style:text-blinking="false"/>
    </style:style>
    <style:style style:name="T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8d016" style:text-blinking="false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3055bb" style:text-blinking="false"/>
    </style:style>
    <style:style style:name="T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a0526" style:text-blinking="false"/>
    </style:style>
    <style:style style:name="T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321734" style:text-blinking="false"/>
    </style:style>
    <style:style style:name="T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be1c0" style:text-blinking="false"/>
    </style:style>
    <style:style style:name="T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c57f9" style:text-blinking="false"/>
    </style:style>
    <style:style style:name="T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6ae419" style:text-blinking="false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6b0846" style:text-blinking="false"/>
    </style:style>
    <style:style style:name="T1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8b7d62" style:text-blinking="false"/>
    </style:style>
    <style:style style:name="T1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93d91f" style:text-blinking="false"/>
    </style:style>
    <style:style style:name="T1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940d89" style:text-blinking="false"/>
    </style:style>
    <style:style style:name="T1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9ef512" style:text-blinking="false"/>
    </style:style>
    <style:style style:name="T1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9ef512" style:text-blinking="false" fo:background-color="#fff200" loext:char-shading-value="0"/>
    </style:style>
    <style:style style:name="T1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a52cc3" style:text-blinking="false"/>
    </style:style>
    <style:style style:name="T1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a846a3" style:text-blinking="false"/>
    </style:style>
    <style:style style:name="T18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/>
    </style:style>
    <style:style style:name="T19" style:family="text">
      <style:text-properties fo:font-variant="normal" fo:text-transform="none" style:text-line-through-style="none" style:text-line-through-type="none" fo:letter-spacing="normal" fo:font-style="normal" style:text-underline-style="none" officeooo:rsid="00183710" style:text-blinking="false"/>
    </style:style>
    <style:style style:name="T20" style:family="text">
      <style:text-properties fo:font-variant="normal" fo:text-transform="none" style:text-line-through-style="none" style:text-line-through-type="none" fo:letter-spacing="normal" fo:font-style="normal" style:text-underline-style="none" officeooo:rsid="0091e789" style:text-blinking="false"/>
    </style:style>
    <style:style style:name="T21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de357" style:text-blinking="false" style:font-size-asian="9pt" style:font-size-complex="9pt"/>
    </style:style>
    <style:style style:name="T22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847640" style:text-blinking="false" style:font-size-asian="9pt" style:font-size-complex="9pt"/>
    </style:style>
    <style:style style:name="T23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9ad8ea" style:text-blinking="false" style:font-size-asian="9pt" style:font-size-complex="9pt"/>
    </style:style>
    <style:style style:name="T24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38b5e2" style:text-blinking="false" style:font-size-asian="9pt" style:font-size-complex="9pt"/>
    </style:style>
    <style:style style:name="T25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cf662" style:text-blinking="false" style:font-size-asian="9pt" style:font-size-complex="9pt"/>
    </style:style>
    <style:style style:name="T26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a69f60" style:text-blinking="false" style:font-size-asian="9pt" style:font-size-complex="9pt"/>
    </style:style>
    <style:style style:name="T27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82b883" style:text-blinking="false" style:font-size-asian="9pt" style:font-size-complex="9pt"/>
    </style:style>
    <style:style style:name="T28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a8711b" style:text-blinking="false" style:font-size-asian="9pt" style:font-size-complex="9pt"/>
    </style:style>
    <style:style style:name="T29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italic" style:text-underline-style="none" fo:font-weight="normal" officeooo:rsid="009ad8ea" style:text-blinking="false" style:font-size-asian="9pt" style:font-style-asian="italic" style:font-size-complex="9pt" style:font-style-complex="italic"/>
    </style:style>
    <style:style style:name="T30" style:family="text">
      <style:text-properties fo:font-variant="normal" fo:text-transform="none" fo:color="#000000" style:text-line-through-style="none" style:text-line-through-type="none" style:text-position="sub 58%" style:font-name="Liberation Serif" fo:font-size="9pt" fo:letter-spacing="normal" fo:font-style="normal" style:text-underline-style="none" fo:font-weight="normal" officeooo:rsid="00847640" style:text-blinking="false" style:font-size-asian="9pt" style:font-size-complex="9pt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Liberation Serif" fo:font-size="9pt" fo:letter-spacing="normal" fo:font-style="normal" style:text-underline-style="none" fo:font-weight="normal" officeooo:rsid="002de357" style:text-blinking="false" style:font-size-asian="9pt" style:font-size-complex="9pt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Liberation Serif" fo:font-size="9pt" fo:letter-spacing="normal" fo:font-style="normal" style:text-underline-style="none" fo:font-weight="normal" officeooo:rsid="0038b5e2" style:text-blinking="false" style:font-size-asian="9pt" style:font-size-complex="9pt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Liberation Serif" fo:font-size="9pt" fo:letter-spacing="normal" fo:font-style="normal" style:text-underline-style="none" fo:font-weight="normal" officeooo:rsid="00a81a99" style:text-blinking="false" style:font-size-asian="9pt" style:font-size-complex="9pt"/>
    </style:style>
    <style:style style:name="T34" style:family="text">
      <style:text-properties officeooo:rsid="00321734"/>
    </style:style>
    <style:style style:name="T35" style:family="text">
      <style:text-properties officeooo:rsid="00349cd3"/>
    </style:style>
    <style:style style:name="T36" style:family="text">
      <style:text-properties officeooo:rsid="0038b5e2"/>
    </style:style>
    <style:style style:name="T37" style:family="text">
      <style:text-properties officeooo:rsid="0036c069"/>
    </style:style>
    <style:style style:name="T38" style:family="text">
      <style:text-properties fo:font-size="8.25pt"/>
    </style:style>
    <style:style style:name="T39" style:family="text">
      <style:text-properties fo:font-size="8.25pt" officeooo:rsid="0038b5e2"/>
    </style:style>
    <style:style style:name="T40" style:family="text">
      <style:text-properties fo:font-size="8.25pt" officeooo:rsid="002e747d"/>
    </style:style>
    <style:style style:name="T41" style:family="text">
      <style:text-properties fo:font-size="8.25pt" officeooo:rsid="00847640"/>
    </style:style>
    <style:style style:name="T42" style:family="text">
      <style:text-properties fo:font-size="8.25pt" officeooo:rsid="009629fc"/>
    </style:style>
    <style:style style:name="T43" style:family="text">
      <style:text-properties fo:font-size="8.25pt" officeooo:rsid="00980546"/>
    </style:style>
    <style:style style:name="T44" style:family="text">
      <style:text-properties fo:font-size="8.25pt" officeooo:rsid="009bac98"/>
    </style:style>
    <style:style style:name="T45" style:family="text">
      <style:text-properties fo:font-size="8.25pt" officeooo:rsid="00a81a99"/>
    </style:style>
    <style:style style:name="T46" style:family="text">
      <style:text-properties fo:font-size="8.25pt" officeooo:rsid="00a8711b"/>
    </style:style>
    <style:style style:name="T47" style:family="text">
      <style:text-properties fo:font-size="8.25pt" fo:font-style="italic" officeooo:rsid="009bac98" style:font-style-asian="italic" style:font-style-complex="italic"/>
    </style:style>
    <style:style style:name="T48" style:family="text">
      <style:text-properties fo:font-size="8.25pt" fo:font-style="italic" officeooo:rsid="00a8711b" style:font-style-asian="italic" style:font-style-complex="italic"/>
    </style:style>
    <style:style style:name="T49" style:family="text">
      <style:text-properties style:text-position="sub 58%"/>
    </style:style>
    <style:style style:name="T50" style:family="text">
      <style:text-properties style:text-position="sub 58%" officeooo:rsid="00349cd3"/>
    </style:style>
    <style:style style:name="T51" style:family="text">
      <style:text-properties style:text-position="sub 58%" officeooo:rsid="00847640"/>
    </style:style>
    <style:style style:name="T52" style:family="text">
      <style:text-properties style:text-position="0% 100%" style:font-name="Liberation Serif1" officeooo:rsid="00980546"/>
    </style:style>
    <style:style style:name="T53" style:family="text">
      <style:text-properties officeooo:rsid="00298163"/>
    </style:style>
    <style:style style:name="T54" style:family="text">
      <style:text-properties officeooo:rsid="002cf662"/>
    </style:style>
    <style:style style:name="T55" style:family="text">
      <style:text-properties officeooo:rsid="002f05f7"/>
    </style:style>
    <style:style style:name="T56" style:family="text">
      <style:text-properties officeooo:rsid="00679763"/>
    </style:style>
    <style:style style:name="T57" style:family="text">
      <style:text-properties style:font-weight-asian="bold" style:font-weight-complex="bold"/>
    </style:style>
    <style:style style:name="T58" style:family="text">
      <style:text-properties officeooo:rsid="00321734" style:font-weight-asian="bold" style:font-weight-complex="bold"/>
    </style:style>
    <style:style style:name="T59" style:family="text">
      <style:text-properties officeooo:rsid="006b0846" style:font-weight-asian="bold" style:font-weight-complex="bold"/>
    </style:style>
    <style:style style:name="T60" style:family="text">
      <style:text-properties officeooo:rsid="00940d89" style:font-weight-asian="bold" style:font-weight-complex="bold"/>
    </style:style>
    <style:style style:name="T61" style:family="text">
      <style:text-properties officeooo:rsid="0070fb00"/>
    </style:style>
    <style:style style:name="T62" style:family="text">
      <style:text-properties officeooo:rsid="0072f2fa"/>
    </style:style>
    <style:style style:name="T63" style:family="text">
      <style:text-properties officeooo:rsid="0082b883"/>
    </style:style>
    <style:style style:name="T64" style:family="text">
      <style:text-properties officeooo:rsid="00847640"/>
    </style:style>
    <style:style style:name="T65" style:family="text">
      <style:text-properties officeooo:rsid="0085e59b"/>
    </style:style>
    <style:style style:name="T66" style:family="text">
      <style:text-properties officeooo:rsid="00898797"/>
    </style:style>
    <style:style style:name="T67" style:family="text">
      <style:text-properties officeooo:rsid="0090ada4"/>
    </style:style>
    <style:style style:name="T68" style:family="text">
      <style:text-properties officeooo:rsid="0093d91f"/>
    </style:style>
    <style:style style:name="T69" style:family="text">
      <style:text-properties officeooo:rsid="0094f01c"/>
    </style:style>
    <style:style style:name="T70" style:family="text">
      <style:text-properties officeooo:rsid="009629fc"/>
    </style:style>
    <style:style style:name="T71" style:family="text">
      <style:text-properties officeooo:rsid="00980546"/>
    </style:style>
    <style:style style:name="T72" style:family="text">
      <style:text-properties officeooo:rsid="00987f50"/>
    </style:style>
    <style:style style:name="T73" style:family="text">
      <style:text-properties officeooo:rsid="0098b854"/>
    </style:style>
    <style:style style:name="T74" style:family="text">
      <style:text-properties officeooo:rsid="009a0196"/>
    </style:style>
    <style:style style:name="T75" style:family="text">
      <style:text-properties officeooo:rsid="009ad8ea"/>
    </style:style>
    <style:style style:name="T76" style:family="text">
      <style:text-properties officeooo:rsid="009bac98"/>
    </style:style>
    <style:style style:name="T77" style:family="text">
      <style:text-properties officeooo:rsid="009d9830"/>
    </style:style>
    <style:style style:name="T78" style:family="text">
      <style:text-properties officeooo:rsid="009ef512"/>
    </style:style>
    <style:style style:name="T79" style:family="text">
      <style:text-properties officeooo:rsid="00a52cc3"/>
    </style:style>
    <style:style style:name="T80" style:family="text">
      <style:text-properties officeooo:rsid="00a69f60"/>
    </style:style>
    <style:style style:name="T81" style:family="text">
      <style:text-properties officeooo:rsid="00a81a99"/>
    </style:style>
    <style:style style:name="T82" style:family="text">
      <style:text-properties style:font-name="Liberation Mono" fo:font-size="9pt" fo:font-style="normal" fo:font-weight="normal" style:font-size-asian="9pt" style:font-style-asian="normal" style:font-weight-asian="normal" style:font-size-complex="9pt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officeooo:rsid="00980546" style:font-style-asian="italic" style:font-style-complex="italic"/>
    </style:style>
    <style:style style:name="T85" style:family="text">
      <style:text-properties fo:font-style="italic" officeooo:rsid="009a0196" style:font-style-asian="italic" style:font-style-complex="italic"/>
    </style:style>
    <style:style style:name="T86" style:family="text">
      <style:text-properties fo:font-style="italic" officeooo:rsid="009ad8ea" style:font-style-asian="italic" style:font-style-complex="italic"/>
    </style:style>
    <style:style style:name="T87" style:family="text">
      <style:text-properties officeooo:rsid="00a8711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Analiza porównawcza zużycia prądu w młynach <text:span text:style-name="T67">za pomocą</text:span> <text:span text:style-name="T67">p</text:span>rogramowania liniowego DEA-CCR</text:p>
      <text:p text:style-name="P24"><text:span text:style-name="T67">Zużycie prądu jest ważnym kosztem zmiennym w procesie produkcji mąki. Różnice w poziomie zużycia prądu pomiędzy identycznymi obiektami przemysłowymi może wskazywać na różnice technologiczne, <text:s/>ukryte problemy techniczne lub niedoskonałości organizacyjne</text:span>.</text:p>
      <text:p text:style-name="P21"><text:span text:style-name="T66">Aby dokonać oceny trzeba określić punkt odniesienia</text:span>. Najlepsza sytuacja <text:span text:style-name="T78">ma miejsce</text:span> <text:span text:style-name="T67">gdy istnieje kilka zespołów maszyn lub instalacji posiadających zbliżone właściwości techniczne i organizacyjne. W przypadku </text:span>braku <text:span text:style-name="T67">punktów odniesienia w postaci podobnych obiektów</text:span> <text:span text:style-name="T67">punktem odniesienia mogą być inne okresy dla jednego obiektu. <text:s/>W ten sposób możliwe jest zauważenie</text:span> <text:span text:style-name="T56">istotnych </text:span>zmiany <text:span text:style-name="T67">przebiegu procesu w czasie. Poza zaproponowanym tu czysto technicznym zastosowanie metody porównawczej, może ona być również użyta w obszarze inwestycyjnym lub zarządczym. W ten sposób możliwa jest wycena dokonanych inwestycji i ulepszeń a co za tym idzie ocena wartości rynkowej całego przedsiębiorstwa. Analiza porównawcza może przynieść wiele interesujących informacji takich jak poziom efektywności zakładu lub poziom wykorzystania zasobów ludzkich . <text:s text:c="6"/></text:span></text:p>
      <text:p text:style-name="P38"><text:span text:style-name="T19">W</text:span><text:span text:style-name="T18">skaźniki </text:span><text:span text:style-name="T20">energochłonności oparte</text:span><text:span text:style-name="T18"> na średnich ważonych</text:span></text:p>
      <text:p text:style-name="P37"><text:span text:style-name="T1">Zużycie energii można prezentować w postaci ilości zużytych </text:span><text:span text:style-name="T14">kilowatogodzin</text:span><text:span text:style-name="T1">. </text:span><text:span text:style-name="T14">T</text:span><text:span text:style-name="T1">aka informacja niewiele mówi ponieważ, młyny prowadz</text:span><text:span text:style-name="T14">ą</text:span><text:span text:style-name="T1"> różne procesy przetwórcze, które w różnym stopniu potrzeb</text:span><text:span text:style-name="T17">ują</text:span><text:span text:style-name="T1"> energii elektrycznej. Należy więc </text:span><text:span text:style-name="T17">analizować</text:span><text:span text:style-name="T1"> poziom zużycia energii elektrycznej w odniesieniu do konkretn</text:span><text:span text:style-name="T14">ych</text:span><text:span text:style-name="T1"> wielkości produkcji. Trudno jest przeprowadzić analizę efektywności gdy w kilku instalacjach prowadzone były różne procesy produkcyjne o zróżnicowanym poziomie </text:span><text:span text:style-name="T17">poboru</text:span><text:span text:style-name="T1"> energii. W takim wypadku najczęściej </text:span><text:span text:style-name="T2">łącz</text:span><text:span text:style-name="T1">y się</text:span><text:span text:style-name="T2"> wiel</text:span><text:span text:style-name="T1">e</text:span><text:span text:style-name="T2"> </text:span><text:span text:style-name="T9">średnich w jeden wskaźnik</text:span><text:span text:style-name="T3">. </text:span><text:span text:style-name="T4">D</text:span><text:span text:style-name="T3">o wartości cząstkowy</text:span><text:span text:style-name="T4">ch</text:span><text:span text:style-name="T3"> takiego </text:span><text:span text:style-name="T4">połączonego </text:span><text:span text:style-name="T3">wskaźnika dodaje się wagi </text:span><text:span text:style-name="T1">określające poziom zużycia energii przez poszczególne procesy.</text:span><text:span text:style-name="T3"> </text:span><text:span text:style-name="T17">Wagi</text:span><text:span text:style-name="T3"> podnoszą lub obniżają znaczenie poszczególnych kategorii </text:span><text:span text:style-name="T9">cząstkowych</text:span><text:span text:style-name="T3">. </text:span></text:p>
      <text:p text:style-name="P34"><text:span text:style-name="T1">Jest to bardzo prost</text:span><text:span text:style-name="T4">a</text:span><text:span text:style-name="T1"> i </text:span><text:span text:style-name="T9">względnie </text:span><text:span text:style-name="T1">czyteln</text:span><text:span text:style-name="T4">a</text:span><text:span text:style-name="T1"> </text:span><text:span text:style-name="T4">metoda</text:span><text:span text:style-name="T1">, zrozumiał</text:span><text:span text:style-name="T9">a</text:span><text:span text:style-name="T1"> zarówno dla pracowników <text:s/></text:span><text:span text:style-name="T12">jak i dla kierownictwa</text:span><text:span text:style-name="T1">. Niestety podejście to ob</text:span><text:span text:style-name="T14">ciążone </text:span><text:span text:style-name="T1">jest licznymi wadami </text:span><text:span text:style-name="T12">i nie zawsze daje wiarygodnych informacji</text:span><text:span text:style-name="T1">. </text:span><text:span text:style-name="T9">Sam pomysł budowania średnie</text:span><text:span text:style-name="T11">go </text:span><text:span text:style-name="T9">wskaźnika </text:span><text:span text:style-name="T11">obciążenia</text:span><text:span text:style-name="T9"> jako sumy innych średnich korygowanych wagami może budzić niepokój co do poprawności metodycznej oraz obiektywności. </text:span><text:span text:style-name="T1">P</text:span><text:span text:style-name="T3">owstało wiele prac teoretycznych krytykujących metody </text:span><text:span text:style-name="T1">porówna</text:span><text:span text:style-name="T4">wcze </text:span><text:span text:style-name="T9">bazujące na średnich </text:span><text:span text:style-name="T17">ważonych</text:span><text:span text:style-name="T1">.</text:span></text:p>
      <text:p text:style-name="P28"><text:span text:style-name="T68">Analiza porównawcza metodą </text:span>Data <text:span text:style-name="T68">E</text:span>nvelopment <text:span text:style-name="T68">A</text:span>nalysis (DEA-<text:span text:style-name="T68">CCR</text:span>)</text:p>
      <text:p text:style-name="P33"><text:span text:style-name="T1">Problem wadliwości </text:span><text:span text:style-name="T10">analiz efektywności opartych </text:span><text:span text:style-name="T1">na </text:span><text:span text:style-name="T4">średnich ważonych</text:span><text:span text:style-name="T1"> </text:span><text:span text:style-name="T4">był</text:span><text:span text:style-name="T1"> </text:span><text:span text:style-name="T12">istotną</text:span><text:span text:style-name="T11"> </text:span><text:span text:style-name="T4">przeszkodą w</text:span><text:span text:style-name="T1"> </text:span><text:span text:style-name="T12">badaniach</text:span><text:span text:style-name="T1"> </text:span><text:span text:style-name="T12">nad </text:span><text:span text:style-name="T1">optymalizacj</text:span><text:span text:style-name="T12">ą</text:span><text:span text:style-name="T1"> </text:span><text:span text:style-name="T12">procesów</text:span><text:span text:style-name="T1">. Brakowało </text:span><text:span text:style-name="T12">metody pomiaru</text:span><text:span text:style-name="T1">, któr</text:span><text:span text:style-name="T12">a</text:span><text:span text:style-name="T1"> w sposób </text:span><text:span text:style-name="T12">wiarygodny</text:span><text:span text:style-name="T1"> i bezstronny wyznaczał</text:span><text:span text:style-name="T5">o</text:span><text:span text:style-name="T1">by granic</text:span><text:span text:style-name="T11">e</text:span><text:span text:style-name="T1"> wydajności </text:span><text:span text:style-name="T5">badanych </text:span><text:span text:style-name="T12">procesów</text:span><text:span text:style-name="T5">.</text:span></text:p>
      <text:p text:style-name="P36"><text:span text:style-name="T10">Metoda DEA-</text:span><text:span text:style-name="T12">CCR</text:span><text:span text:style-name="T10"> została zaprezentowana w </text:span><text:span text:style-name="T1">roku 1978 </text:span><text:span text:style-name="T1"><text:note text:id="ftn1" text:note-class="footnote"><text:note-citation>1</text:note-citation><text:note-body><text:p text:style-name="Footnote">C<text:span text:style-name="T34">harnes</text:span> A., C<text:span text:style-name="T34">ooper</text:span> W.W., R<text:span text:style-name="T34">hodes</text:span> E., „Measuring the efficiency of decision making units”, European</text:p><text:p text:style-name="Footnote">Journal of Operational Research, 1978</text:p></text:note-body></text:note></text:span><text:span text:style-name="T1"><text:s/>. </text:span><text:span text:style-name="T10">J</text:span><text:span text:style-name="T7">est </text:span><text:span text:style-name="T1">metodą, </text:span><text:span text:style-name="T8">która doskonale sprawdza się w badaniu efektywności obiektów </text:span><text:span text:style-name="T11">o</text:span><text:span text:style-name="T8"> złożon</text:span><text:span text:style-name="T11">ej,</text:span><text:span text:style-name="T8"> wielowymiarow</text:span><text:span text:style-name="T10">e</text:span><text:span text:style-name="T11">j</text:span><text:span text:style-name="T8"> </text:span><text:span text:style-name="T11">strukturze</text:span><text:span text:style-name="T8">. </text:span><text:span text:style-name="T10">Proste oparte na średnich </text:span><text:span text:style-name="T12">ważonych wskaźniki nie mogą </text:span><text:span text:style-name="T10">w </text:span><text:span text:style-name="T12">sposób</text:span><text:span text:style-name="T10"> obiektywny ocenić </text:span><text:span text:style-name="T12">energochłonności</text:span><text:span text:style-name="T10"> lub wydajności </text:span><text:span text:style-name="T12">złożonych procesów</text:span><text:span text:style-name="T10">. Również nowoczesne techniki </text:span><text:span text:style-name="T12">z obszaru data science </text:span><text:span text:style-name="T10">są </text:span><text:span text:style-name="T12">w tej sytuacji </text:span><text:span text:style-name="T10">mało skuteczne.</text:span><text:span text:style-name="T8"> </text:span><text:span text:style-name="T12">Dzieje się tak ponieważ </text:span><text:span text:style-name="T8">w </text:span><text:span text:style-name="T12">podejściu tradycyjnym </text:span><text:span text:style-name="T8">zakłada się, że potrafimy ustalić, jak wielki nakład danego rodzaju został bezpośrednio wydatkowany na uzyskanie poszczególnych rezultatów (np. ile jednostek </text:span><text:span text:style-name="T12">energii</text:span><text:span text:style-name="T8"> było potrzebnych do wytworzenia poszczególnych rodzajów </text:span><text:span text:style-name="T12">produktów</text:span><text:span text:style-name="T8">). W praktyce, bez bardzo szczegółowej rachunkowości, nie jest to możliwe</text:span><text:span text:style-name="T8"><text:note text:id="ftn2" text:note-class="footnote"><text:note-citation>2</text:note-citation><text:note-body><text:p text:style-name="Footnote">Bogusław <text:span text:style-name="T34">Guzik, „Podstawowe możliwości analityczne modelu CCR-DEA”, Badania Operacyjne i Decyzje 1/2009</text:span></text:p></text:note-body></text:note></text:span><text:span text:style-name="T8">.</text:span></text:p>
      <text:p text:style-name="P64"><text:span text:style-name="T1">Data envelopment analysis (DEA_</text:span><text:span text:style-name="T12">CCR</text:span><text:span text:style-name="T1">) </text:span><text:span text:style-name="T2">jest metodą nieparametryczną </text:span><text:span text:style-name="T12">opartą na programowaniu liniowym. </text:span><text:span text:style-name="T16">Metoda ta </text:span><text:span text:style-name="T2">służ</text:span><text:span text:style-name="T16">y</text:span><text:span text:style-name="T2"> głównie do szacowania granic wydajności procesów. </text:span><text:span text:style-name="T10">Przedmiotem analiz DEA są złożone jednostki organizacyjne </text:span><text:span text:style-name="T5">posiadające własną, ograniczoną niezależność.</text:span><text:span text:style-name="T10"> tz. DMU <text:s/></text:span><text:span text:style-name="T5">od <text:s/>słów decision-making units.</text:span></text:p>
      <text:p text:style-name="P35"><text:soft-page-break/><text:span text:style-name="T5">Przykładami </text:span><text:span text:style-name="T10">DEA</text:span><text:span text:style-name="T5"> są </text:span><text:span text:style-name="T13">elektrownie</text:span><text:span text:style-name="T5">, szpitale, </text:span><text:span text:style-name="T10">oddziały banków, </text:span><text:span text:style-name="T5">szkoły </text:span><text:span text:style-name="T13">i inne jednostki mające względną niezależność</text:span><text:span text:style-name="T5">. DMU </text:span><text:span text:style-name="T6">są</text:span><text:span text:style-name="T5"> odrębn</text:span><text:span text:style-name="T6">ymi</text:span><text:span text:style-name="T5"> jednostk</text:span><text:span text:style-name="T6">ami</text:span><text:span text:style-name="T5"> organizac</text:span><text:span text:style-name="T11">yjnymi</text:span><text:span text:style-name="T5">, któr</text:span><text:span text:style-name="T6">e</text:span><text:span text:style-name="T5"> ma</text:span><text:span text:style-name="T6">ją</text:span><text:span text:style-name="T5"> </text:span><text:span text:style-name="T11">swobodę </text:span><text:span text:style-name="T5">w </text:span><text:span text:style-name="T11">podejmowaniu</text:span><text:span text:style-name="T5"> niektórych decyzji, </text:span><text:span text:style-name="T11">lecz które </text:span><text:span text:style-name="T5">niekoniecznie </text:span><text:span text:style-name="T11">mają</text:span><text:span text:style-name="T5"> pełną swobodę w odniesieniu do tych decyzji.</text:span></text:p>
      <text:p text:style-name="P5"><text:span text:style-name="T58">Z</text:span><text:span text:style-name="T57">astosowania DEA </text:span><text:span text:style-name="T58">w </text:span><text:span text:style-name="T59">ocenie </text:span><text:span text:style-name="T60">energochłonności pięciu młynów</text:span></text:p>
      <text:p text:style-name="P25">Teraz przeprowadzimy analizę pięciu młynów posiadających podobne instalacje <text:span text:style-name="T70">przetwórcze</text:span>. Naszym zadaniem jest porównanie zużycia prądu w odniesieniu do ilości tonę zmielonej mąki. <text:s/><text:span text:style-name="T69">Należy pamiętać, że produkcja każdego rodzaju maki ma inne zapotrzebowanie na energię elektryczną . Przeprowadzono pomiar zużycia energii elektrycznej <text:s/>(w ostatniej kolumnie tabeli) w wybranych młynach oraz wypisano ilości zmielonej <text:s/>mąki w tonach.</text:span></text:p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column table:style-name="Tabela2.A"/>
        <table:table-column table:style-name="Tabela2.F"/>
        <table:table-column table:style-name="Tabela2.G"/>
        <table:table-row>
          <table:table-cell table:style-name="Tabela2.A1" office:value-type="string">
            <text:p text:style-name="P40"/>
            <text:p text:style-name="P45">Oddziały</text:p>
          </table:table-cell>
          <table:table-cell table:style-name="Tabela2.A1" office:value-type="string">
            <text:p text:style-name="P47">Mąka Rozczatka [tony]</text:p>
          </table:table-cell>
          <table:table-cell table:style-name="Tabela2.A1" office:value-type="string">
            <text:p text:style-name="P47">Mąka 550</text:p>
            <text:p text:style-name="P47">[tony]</text:p>
          </table:table-cell>
          <table:table-cell table:style-name="Tabela2.A1" office:value-type="string">
            <text:p text:style-name="P47">Mąka 120</text:p>
            <text:p text:style-name="P47">[tony]</text:p>
          </table:table-cell>
          <table:table-cell table:style-name="Tabela2.A1" office:value-type="string">
            <text:p text:style-name="P47">Mąka Krupska</text:p>
            <text:p text:style-name="P47">[tony]</text:p>
          </table:table-cell>
          <table:table-cell table:style-name="Tabela2.A1" office:value-type="string">
            <text:p text:style-name="P47">Mąka 350</text:p>
            <text:p text:style-name="P47">[tony]</text:p>
          </table:table-cell>
          <table:table-cell table:style-name="Tabela2.A1" office:value-type="string">
            <text:p text:style-name="P47">Zużyta energia <text:s/>MWh </text:p>
          </table:table-cell>
        </table:table-row>
        <table:table-row>
          <table:table-cell table:style-name="Tabela2.A2" office:value-type="string">
            <text:p text:style-name="P48">Młyn Wręga</text:p>
          </table:table-cell>
          <table:table-cell table:style-name="Tabela2.A2" office:value-type="string">
            <text:p text:style-name="P27">885</text:p>
          </table:table-cell>
          <table:table-cell table:style-name="Tabela2.A2" office:value-type="string">
            <text:p text:style-name="P27">953</text:p>
          </table:table-cell>
          <table:table-cell table:style-name="Tabela2.A2" office:value-type="string">
            <text:p text:style-name="P27">1582</text:p>
          </table:table-cell>
          <table:table-cell table:style-name="Tabela2.A2" office:value-type="string">
            <text:p text:style-name="P27">1460</text:p>
          </table:table-cell>
          <table:table-cell table:style-name="Tabela2.A2" office:value-type="string">
            <text:p text:style-name="P27">314</text:p>
          </table:table-cell>
          <table:table-cell table:style-name="Tabela2.A2" office:value-type="string">
            <text:p text:style-name="P47">1100</text:p>
          </table:table-cell>
        </table:table-row>
        <table:table-row>
          <table:table-cell table:style-name="Tabela2.A2" office:value-type="string">
            <text:p text:style-name="P48">Młyn Żelechów</text:p>
          </table:table-cell>
          <table:table-cell table:style-name="Tabela2.A2" office:value-type="string">
            <text:p text:style-name="P27">1935</text:p>
          </table:table-cell>
          <table:table-cell table:style-name="Tabela2.A2" office:value-type="string">
            <text:p text:style-name="P27">622</text:p>
          </table:table-cell>
          <table:table-cell table:style-name="Tabela2.A2" office:value-type="string">
            <text:p text:style-name="P32">brak prod.</text:p>
          </table:table-cell>
          <table:table-cell table:style-name="Tabela2.A2" office:value-type="string">
            <text:p text:style-name="P32">brak prod.</text:p>
          </table:table-cell>
          <table:table-cell table:style-name="Tabela2.A2" office:value-type="string">
            <text:p text:style-name="P27">2347</text:p>
          </table:table-cell>
          <table:table-cell table:style-name="Tabela2.A2" office:value-type="string">
            <text:p text:style-name="P46">8<text:span text:style-name="T70">50</text:span></text:p>
          </table:table-cell>
        </table:table-row>
        <table:table-row>
          <table:table-cell table:style-name="Tabela2.A2" office:value-type="string">
            <text:p text:style-name="P48">Młyn Pawin</text:p>
          </table:table-cell>
          <table:table-cell table:style-name="Tabela2.A2" office:value-type="string">
            <text:p text:style-name="P27">841</text:p>
          </table:table-cell>
          <table:table-cell table:style-name="Tabela2.A2" office:value-type="string">
            <text:p text:style-name="P26">7<text:span text:style-name="T70">1</text:span>5</text:p>
          </table:table-cell>
          <table:table-cell table:style-name="Tabela2.A2" office:value-type="string">
            <text:p text:style-name="P27">980</text:p>
          </table:table-cell>
          <table:table-cell table:style-name="Tabela2.A2" office:value-type="string">
            <text:p text:style-name="P26">1<text:span text:style-name="T70">3</text:span>5</text:p>
          </table:table-cell>
          <table:table-cell table:style-name="Tabela2.A2" office:value-type="string">
            <text:p text:style-name="P26">2<text:span text:style-name="T70">9</text:span>1</text:p>
          </table:table-cell>
          <table:table-cell table:style-name="Tabela2.A2" office:value-type="string">
            <text:p text:style-name="P46">1<text:span text:style-name="T70">18</text:span>0</text:p>
          </table:table-cell>
        </table:table-row>
        <table:table-row>
          <table:table-cell table:style-name="Tabela2.A5" office:value-type="string">
            <text:p text:style-name="P48">Młyn Korki</text:p>
          </table:table-cell>
          <table:table-cell table:style-name="Tabela2.A5" office:value-type="string">
            <text:p text:style-name="P32">brak prod.</text:p>
          </table:table-cell>
          <table:table-cell table:style-name="Tabela2.A5" office:value-type="string">
            <text:p text:style-name="P27">955</text:p>
          </table:table-cell>
          <table:table-cell table:style-name="Tabela2.A5" office:value-type="string">
            <text:p text:style-name="P27">2080</text:p>
          </table:table-cell>
          <table:table-cell table:style-name="Tabela2.A5" office:value-type="string">
            <text:p text:style-name="P27">2126</text:p>
          </table:table-cell>
          <table:table-cell table:style-name="Tabela2.A5" office:value-type="string">
            <text:p text:style-name="P32">brak prod.</text:p>
          </table:table-cell>
          <table:table-cell table:style-name="Tabela2.A5" office:value-type="string">
            <text:p text:style-name="P47">780</text:p>
          </table:table-cell>
        </table:table-row>
      </table:table>
      <text:p text:style-name="P10"/>
      <text:p text:style-name="P66">Najbardziej energochłonna jest produkcja mąki <text:span text:style-name="T83">550</text:span>, która pochłania dwa razy więcej energii <text:span text:style-name="T79">elektrycznej </text:span>co produkcja mąk <text:span text:style-name="T83">Rozczatki</text:span> i <text:span text:style-name="T83">Krupskie</text:span><text:span text:style-name="T84">j</text:span>. Produkcja m<text:span text:style-name="T79">ą</text:span>k<text:span text:style-name="T71">i</text:span> tortow<text:span text:style-name="T71">e</text:span>j <text:span text:style-name="T83">550</text:span> pochłania również 3 razy więcej energii niż produkcja mąki <text:span text:style-name="T83">350</text:span> i aż 4 razy więcej energii niż produkcja mąki razowej <text:span text:style-name="T83">120</text:span>. </text:p>
      <text:p text:style-name="P51"><text:span text:style-name="T71">Mamy więc dużą dysproporcję</text:span> <text:span text:style-name="T71">poboru energii elektrycznej, którą należy uwzględnić w analizie porównawczej. </text:span><text:s/>Przyjmijmy <text:s/>oznaczenie <text:span text:style-name="T71">produktów</text:span>.</text:p>
      <text:p text:style-name="P52"><text:span text:style-name="T52">λ</text:span><text:span text:style-name="T49">1</text:span> - <text:s/><text:span text:style-name="T71">m</text:span><text:span text:style-name="T42">ąka Rozczatka</text:span></text:p>
      <text:p text:style-name="P52"><text:span text:style-name="T52">λ</text:span><text:span text:style-name="T49">2</text:span> – <text:span text:style-name="T71">m</text:span><text:span text:style-name="T42">ąka 550</text:span>,</text:p>
      <text:p text:style-name="P52"><text:span text:style-name="T52">λ</text:span><text:span text:style-name="T49">3</text:span> – <text:span text:style-name="T71">m</text:span><text:span text:style-name="T42">ąka </text:span><text:span text:style-name="T43">12</text:span><text:span text:style-name="T42">0</text:span>,</text:p>
      <text:p text:style-name="P52"><text:span text:style-name="T52">λ</text:span><text:span text:style-name="T49">4</text:span> – <text:span text:style-name="T71">m</text:span><text:span text:style-name="T42">ąka Krupska</text:span>,</text:p>
      <text:p text:style-name="P52"><text:span text:style-name="T52">λ</text:span><text:span text:style-name="T49">5</text:span> – <text:span text:style-name="T71">m</text:span><text:span text:style-name="T42">ąka 350</text:span>.</text:p>
      <text:p text:style-name="P49"><text:span text:style-name="T79">Dysproporcje</text:span> w zużyciu energii elektrycznej mogą być opisane w formie matematycznej jako:</text:p>
      <text:p text:style-name="P22"><draw:frame draw:style-name="fr1" draw:name="Obiekt21" text:anchor-type="as-char" svg:y="-1.247cm" svg:width="3.729cm" svg:height="2.404cm" draw:z-index="3"><draw:object xlink:href="./Object 21" xlink:type="simple" xlink:show="embed" xlink:actuate="onLoad"/><draw:image xlink:href="./ObjectReplacements/Object 21" xlink:type="simple" xlink:show="embed" xlink:actuate="onLoad"/><svg:desc>formuła</svg:desc></draw:frame></text:p>
      <text:p text:style-name="P23"/>
      <text:p text:style-name="P30">1.1 Opisanie sytuacji za pomocą wyrażeń matematycznych</text:p>
      <text:p text:style-name="P13">Pierwszym krokiem w analizie DEA jest opisanie <text:span text:style-name="T61">zadania</text:span> w postaci równań i nierówności matematycznych. Analiza DEA bazuje na metodzie programowania liniowego. <text:span text:style-name="T72">D</text:span>o sformułowanie równań wystarczy <text:span text:style-name="T61">podstawowa znajomość </text:span>matematyki.</text:p>
      <text:p text:style-name="P13"><text:span text:style-name="T61">Oczekuję się aby energochłonność jednostkową wylicza się jako sumę ilości poszczególnych produktów dzielona przez zużytą przy produkcji energię</text:span>. <text:span text:style-name="T61">Można to wyrazić wzorami:</text:span></text:p>
      <text:p text:style-name="P39"/>
      <text:p text:style-name="P7"><text:soft-page-break/></text:p>
      <text:p text:style-name="P7"/>
      <text:p text:style-name="P7"><draw:frame draw:style-name="fr1" draw:name="Obiekt5" text:anchor-type="as-char" svg:y="-0.796cm" svg:width="11.845cm" svg:height="1.311cm" draw:z-index="4"><draw:object xlink:href="./Object 2" xlink:type="simple" xlink:show="embed" xlink:actuate="onLoad"/><draw:image xlink:href="./ObjectReplacements/Object 2" xlink:type="simple" xlink:show="embed" xlink:actuate="onLoad"/><svg:desc>formuła</svg:desc></draw:frame></text:p>
      <text:p text:style-name="P7"><draw:frame draw:style-name="fr1" draw:name="Obiekt22" text:anchor-type="as-char" svg:y="-0.796cm" svg:width="9.85cm" svg:height="1.311cm" draw:z-index="5"><draw:object xlink:href="./Object 3" xlink:type="simple" xlink:show="embed" xlink:actuate="onLoad"/><draw:image xlink:href="./ObjectReplacements/Object 3" xlink:type="simple" xlink:show="embed" xlink:actuate="onLoad"/><svg:desc>formuła</svg:desc></draw:frame></text:p>
      <text:p text:style-name="P7"><draw:frame draw:style-name="fr1" draw:name="Obiekt1" text:anchor-type="as-char" svg:y="-0.796cm" svg:width="12.083cm" svg:height="1.311cm" draw:z-index="7"><draw:object xlink:href="./Object 1" xlink:type="simple" xlink:show="embed" xlink:actuate="onLoad"/><draw:image xlink:href="./ObjectReplacements/Object 1" xlink:type="simple" xlink:show="embed" xlink:actuate="onLoad"/><svg:desc>formuła</svg:desc></draw:frame></text:p>
      <text:p text:style-name="P7"><draw:frame draw:style-name="fr1" draw:name="Obiekt2" text:anchor-type="as-char" svg:y="-0.796cm" svg:width="9.454cm" svg:height="1.311cm" draw:z-index="8"><draw:object xlink:href="./Object 4" xlink:type="simple" xlink:show="embed" xlink:actuate="onLoad"/><draw:image xlink:href="./ObjectReplacements/Object 4" xlink:type="simple" xlink:show="embed" xlink:actuate="onLoad"/><svg:desc>formuła</svg:desc></draw:frame></text:p>
      <text:p text:style-name="P7"/>
      <text:p text:style-name="P14">Powyższy zestaw równań wydaje się być bardzo skomplikowany, jest <text:span text:style-name="T35">on </text:span>jednak prostym odwzorowaniem wskaźnik<text:span text:style-name="T73">ów</text:span> <text:span text:style-name="T73">zużycia energii </text:span>na jedn<text:span text:style-name="T73">ostkę produktu</text:span>. Liczby znajdujące się we wzorach <text:span text:style-name="T53">są odzwierciedleniem liczb znajdujących się w tabeli. Wartości wynikowe y</text:span><text:span text:style-name="T50">n</text:span><text:span text:style-name="T53"> opisują poziomy energochłonności poszczególnych młynów. </text:span></text:p>
      <text:p text:style-name="P15"><text:span text:style-name="T73">Niestety t</text:span>aki zestaw równań nie <text:span text:style-name="T73">nadaje się do </text:span>zastosowani<text:span text:style-name="T73">a</text:span> <text:span text:style-name="T73">w algorytmie</text:span> programowania liniowego. Ponadto zestaw ten reprezentuje de facto tradycyjn<text:span text:style-name="T37">e</text:span> podejście do oceny <text:span text:style-name="T62">pracochłonności</text:span> <text:span text:style-name="T37">oparte na średnich</text:span>. </text:p>
      <text:p text:style-name="P15"/>
      <text:p text:style-name="P29">1.<text:span text:style-name="T37">2</text:span> <text:span text:style-name="T37">Przekształcenie równań do postaci nierówności programowania liniowego</text:span></text:p>
      <text:p text:style-name="P16">Aby wykonać DEA – <text:span text:style-name="T73">CCR należy przekształcić równania 1-4 do postaci wyrażeń programowania liniowego.</text:span></text:p>
      <text:p text:style-name="P6"><draw:frame draw:style-name="fr1" draw:name="Obiekt6" text:anchor-type="as-char" svg:y="-3.119cm" svg:width="11.217cm" svg:height="6.147cm" draw:z-index="0"><draw:object xlink:href="./Object 6" xlink:type="simple" xlink:show="embed" xlink:actuate="onLoad"/><draw:image xlink:href="./ObjectReplacements/Object 6" xlink:type="simple" xlink:show="embed" xlink:actuate="onLoad"/><svg:desc>formuła</svg:desc></draw:frame></text:p>
      <text:p text:style-name="P50">Na końcu <text:span text:style-name="T80">zapisujemy</text:span> kryteria zróżnicowania energochłonności poszczególnych produktów. Warunki te możemy zapisać jako:</text:p>
      <text:p text:style-name="P8"><draw:frame draw:style-name="fr1" draw:name="Obiekt9" text:anchor-type="as-char" svg:y="-1.268cm" svg:width="4.51cm" svg:height="2.448cm" draw:z-index="6"><draw:object xlink:href="./Object 9" xlink:type="simple" xlink:show="embed" xlink:actuate="onLoad"/><draw:image xlink:href="./ObjectReplacements/Object 9" xlink:type="simple" xlink:show="embed" xlink:actuate="onLoad"/><svg:desc>formuła</svg:desc></draw:frame></text:p>
      <text:p text:style-name="P53"><text:soft-page-break/>Powyższe równania <text:span text:style-name="T80">5-18 </text:span>reprezentują ograniczenia. Najważniejszym elementem algorytmu programowania liniowego jest funkcji celu.</text:p>
      <text:p text:style-name="P56">Celem funkcji <text:span text:style-name="T63">celu w metodologii DEA</text:span> jest maksymalizacja. <text:span text:style-name="T63">C</text:span>hodzi <text:span text:style-name="T37">o</text:span> określenie krańcow<text:span text:style-name="T63">ej</text:span> <text:span text:style-name="T74">energochłonności</text:span> <text:span text:style-name="T74">procesów produkcyjnych</text:span>. Dla <text:span text:style-name="T74">czterech młynów</text:span> należy rozwiązać <text:span text:style-name="T74">cztery</text:span> oddzieln<text:span text:style-name="T63">e</text:span> <text:span text:style-name="T74">zadania</text:span> programowania liniowego.</text:p>
      <text:p text:style-name="P60"/>
      <text:p text:style-name="P60">1.3 Formułowanie funkcji celu</text:p>
      <text:p text:style-name="P54">Funkcja celu stanowi cel, według którego optymalizowane jest całe <text:span text:style-name="T36">zadanie. </text:span><text:s/></text:p>
      <text:p text:style-name="P55">Funkcją celu dla <text:span text:style-name="T74">młynu </text:span><text:span text:style-name="T85">Wręga</text:span> będzie sformułowanie<text:span text:style-name="T54">:</text:span></text:p>
      <text:p text:style-name="P8"><draw:frame draw:style-name="fr1" draw:name="Obiekt13" text:anchor-type="as-char" svg:y="-0.653cm" svg:width="11.021cm" svg:height="1.215cm" draw:z-index="1"><draw:object xlink:href="./Object 13" xlink:type="simple" xlink:show="embed" xlink:actuate="onLoad"/><draw:image xlink:href="./ObjectReplacements/Object 13" xlink:type="simple" xlink:show="embed" xlink:actuate="onLoad"/><svg:desc>formuła</svg:desc></draw:frame></text:p>
      <text:p text:style-name="P65"><text:span text:style-name="T24">Aby a</text:span><text:span text:style-name="T25">lgorytm programowania liniowego dla </text:span><text:span text:style-name="T23">młyna </text:span><text:span text:style-name="T29">Wręga</text:span><text:span text:style-name="T25"> </text:span><text:span text:style-name="T24">był kompletny</text:span><text:span text:style-name="T25"> należy zestawić wszystkie wzory od </text:span><text:span text:style-name="T24">numeru</text:span><text:span text:style-name="T25"> </text:span><text:span text:style-name="T26">5 </text:span><text:span text:style-name="T25">do 1</text:span><text:span text:style-name="T26">8 oraz </text:span><text:span text:style-name="T28">dodać</text:span><text:span text:style-name="T26"> powyższą funkcję celu 19 i 20</text:span><text:span text:style-name="T25">. Rozwiązanie takiego układu równań wydaje się przedsięwzięciem beznadziejnym. W rzeczywistości </text:span><text:span text:style-name="T21">można wykorzystać jeden z wielu internetowych kalkulatorów simplex. J</text:span><text:span text:style-name="T25">est </text:span><text:span text:style-name="T27">też</text:span><text:span text:style-name="T25"> wiele bibliotek w Języku Python </text:span><text:span text:style-name="T23">np.</text:span><text:span text:style-name="T25"> Pulp </text:span><text:span text:style-name="T23">lub C</text:span><text:span text:style-name="T25">vxopt, </text:span><text:span text:style-name="T23">za pomocą których łatwo można obliczyć </text:span><text:span text:style-name="T25">tak</text:span><text:span text:style-name="T21">i zestaw nierówności. Aby utworzyć </text:span><text:span text:style-name="T22">zestawienie</text:span><text:span text:style-name="T21"> </text:span><text:span text:style-name="T23">energochłonności <text:s/>młynów</text:span><text:span text:style-name="T21"> należy, dla każdej z </text:span><text:span text:style-name="T22">młynów</text:span><text:span text:style-name="T21"> sformułować </text:span><text:span text:style-name="T22">oddzielną</text:span><text:span text:style-name="T21"> funkcję celu z warunkiem dla </text:span><text:span text:style-name="T51"><text:s/></text:span><text:span text:style-name="T82">λ</text:span><text:span text:style-name="T30">6</text:span><text:span text:style-name="T31">, następnie uruchomić ją wraz z nierównościami </text:span><text:span text:style-name="T32">z zakresu </text:span><text:span text:style-name="T33">5</text:span><text:span text:style-name="T31"> do 1</text:span><text:span text:style-name="T33">8</text:span><text:span text:style-name="T31">.</text:span></text:p>
      <text:p text:style-name="P17">Dla <text:span text:style-name="T75">młyna </text:span><text:span text:style-name="T86">Żelechów</text:span><text:span text:style-name="T83"> </text:span><text:span text:style-name="T87">funkcja celu </text:span>będzie <text:span text:style-name="T87">miała postać</text:span>:</text:p>
      <text:p text:style-name="P9"><text:s text:c="2"/><draw:frame draw:style-name="fr1" draw:name="Obiekt14" text:anchor-type="as-char" svg:y="-0.653cm" svg:width="7.671cm" svg:height="1.215cm" draw:z-index="2"><draw:object xlink:href="./Object 14" xlink:type="simple" xlink:show="embed" xlink:actuate="onLoad"/><draw:image xlink:href="./ObjectReplacements/Object 14" xlink:type="simple" xlink:show="embed" xlink:actuate="onLoad"/><svg:desc>formuła</svg:desc></draw:frame></text:p>
      <text:p text:style-name="P12"><text:span text:style-name="T46">Funkcja celu d</text:span><text:span text:style-name="T38">la </text:span><text:span text:style-name="T44">m</text:span><text:span text:style-name="T42">łyn</text:span><text:span text:style-name="T44">u</text:span><text:span text:style-name="T42"> Pawin</text:span><text:span text:style-name="T40">:</text:span></text:p>
      <text:p text:style-name="P18"><draw:frame draw:style-name="fr1" draw:name="Obiekt3" text:anchor-type="as-char" svg:y="-0.653cm" svg:width="9.656cm" svg:height="1.215cm" draw:z-index="9"><draw:object xlink:href="./Object 5" xlink:type="simple" xlink:show="embed" xlink:actuate="onLoad"/><draw:image xlink:href="./ObjectReplacements/Object 5" xlink:type="simple" xlink:show="embed" xlink:actuate="onLoad"/><svg:desc>formuła</svg:desc></draw:frame></text:p>
      <text:p text:style-name="P12"><text:span text:style-name="T44">Funkcja celu dla</text:span><text:span text:style-name="T38"> </text:span><text:span text:style-name="T44">m</text:span><text:span text:style-name="T42">łyn</text:span><text:span text:style-name="T44">u</text:span><text:span text:style-name="T42"> </text:span><text:span text:style-name="T44">Korki</text:span><text:span text:style-name="T41"> </text:span><text:span text:style-name="T40">będzie </text:span><text:span text:style-name="T44">miała postać</text:span><text:span text:style-name="T40">:</text:span></text:p>
      <text:p text:style-name="P18"><draw:frame draw:style-name="fr1" draw:name="Obiekt4" text:anchor-type="as-char" svg:y="-0.653cm" svg:width="7.459cm" svg:height="1.215cm" draw:z-index="10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p text:style-name="P57"><text:span text:style-name="T81">P</text:span>oniższe zestawienie <text:span text:style-name="T81">jest</text:span> wynik<text:span text:style-name="T81">iem</text:span> <text:span text:style-name="T76">rozwiązania czterech zadań </text:span>programowania liniowego dla <text:span text:style-name="T76">młynów</text:span> 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1"><text:span text:style-name="T76">Młyn Wręga</text:span>:</text:p>
          </table:table-cell>
          <table:table-cell table:style-name="Tabela1.A1" office:value-type="string">
            <text:p text:style-name="P41">0.<text:span text:style-name="T76">865</text:span></text:p>
          </table:table-cell>
        </table:table-row>
        <table:table-row>
          <table:table-cell table:style-name="Tabela1.A1" office:value-type="string">
            <text:p text:style-name="P43"><text:span text:style-name="T76">Młyn Żelechów</text:span>:</text:p>
          </table:table-cell>
          <table:table-cell table:style-name="Tabela1.A1" office:value-type="string">
            <text:p text:style-name="P41"><text:span text:style-name="T64">1</text:span>.<text:span text:style-name="T64">000</text:span></text:p>
          </table:table-cell>
        </table:table-row>
        <table:table-row>
          <table:table-cell table:style-name="Tabela1.A1" office:value-type="string">
            <text:p text:style-name="P43"><text:span text:style-name="T76">Młyn Pawin</text:span>:</text:p>
          </table:table-cell>
          <table:table-cell table:style-name="Tabela1.A1" office:value-type="string">
            <text:p text:style-name="P42">0.<text:span text:style-name="T76">622</text:span></text:p>
          </table:table-cell>
        </table:table-row>
        <table:table-row>
          <table:table-cell table:style-name="Tabela1.A1" office:value-type="string">
            <text:p text:style-name="P44">Młyn Korki</text:p>
          </table:table-cell>
          <table:table-cell table:style-name="Tabela1.A1" office:value-type="string">
            <text:p text:style-name="P44">1.000</text:p>
          </table:table-cell>
        </table:table-row>
      </table:table>
      <text:p text:style-name="P11"><text:span text:style-name="T38"/></text:p>
      <text:p text:style-name="P11"><text:span text:style-name="T38">Zestawienie wskazuje, że najwyższ</text:span><text:span text:style-name="T39">a </text:span><text:span text:style-name="T44">energochłonność względna</text:span><text:span text:style-name="T38"> </text:span><text:span text:style-name="T39">występuje w</text:span><text:span text:style-name="T38"> </text:span><text:span text:style-name="T44">młynach </text:span><text:span text:style-name="T47">Żelechów</text:span><text:span text:style-name="T44"> i </text:span><text:span text:style-name="T48">Korki</text:span><text:span text:style-name="T38">. Z kolei </text:span><text:span text:style-name="T44">energochłonność</text:span><text:span text:style-name="T41"> </text:span><text:span text:style-name="T44">młyna </text:span><text:span text:style-name="T47">Wręgi</text:span><text:span text:style-name="T38"> stanowi </text:span><text:span text:style-name="T41">86</text:span><text:span text:style-name="T38">% </text:span><text:span text:style-name="T44">wymienionych młynów </text:span><text:span text:style-name="T45">o największej energochłonności</text:span><text:span text:style-name="T38">. </text:span><text:span text:style-name="T44">Procesy produkcyjne odbywające się w </text:span><text:span text:style-name="T46">m</text:span><text:span text:style-name="T44">łynie </text:span><text:span text:style-name="T47">Pawin</text:span><text:span text:style-name="T44"> okazały się najbardziej energooszczędne</text:span><text:span text:style-name="T38">. </text:span><text:span text:style-name="T44">Młyn ten produkuje mąkę na poziomie 62% poboru energii młynów najbardziej energochłonnych.</text:span></text:p>
      <text:p text:style-name="P31"/>
      <text:p text:style-name="P31"/>
      <text:p text:style-name="P31"><text:soft-page-break/>Podsumowanie</text:p>
      <text:p text:style-name="P19"><text:span text:style-name="T64">Zastosowanie w</text:span>łaściw<text:span text:style-name="T64">ej</text:span> <text:span text:style-name="T64">metody porównawczej</text:span> <text:span text:style-name="T64">pozwala wykryć realny poziom energochłonności jednostek DMU</text:span>. <text:span text:style-name="T55">Jednocześnie <text:s/>informacja o nieefektywności jednostki DMU stanowić może podstawę do weryfikacji zastosowanych technologi produkcyjnych oraz zmian organizacyjnych. <text:s text:c="2"/></text:span></text:p>
      <text:p text:style-name="P19"><text:span text:style-name="T55">W biznesie najważniejsza jest wiarygodność informacji. Metoda </text:span>DEA <text:span text:style-name="T55">powszechnie zastąpiła proste lecz subiektywne i wadliwe w ocenach metody oparte na średnich ważonych.</text:span></text:p>
      <text:p text:style-name="P20">Zaprezentowany tu model DEA tworzy <text:span text:style-name="T65">jedynie</text:span> ranking efektywności <text:span text:style-name="T65">jednostek DMU</text:span>. Aby <text:span text:style-name="T77">znaleźć przyczyny wysokiej energochłonności niektórych młynów konieczne jest zastosowanie pogłębionych analiz DEA <text:s/>np. super-efficiency Andersena-Petersena</text:span><text:span text:style-name="T77"><text:note text:id="ftn3" text:note-class="footnote"><text:note-citation>3</text:note-citation><text:note-body><text:p text:style-name="Footnote">A<text:span text:style-name="T36">ndersen</text:span> P., P<text:span text:style-name="T36">etersen</text:span> N.C., „A procedure for ranking efficient units in Data Envelopment Analysis”,</text:p><text:p text:style-name="Footnote">Management Science, 1993, 39</text:p></text:note-body></text:note></text:span><text:span text:style-name="T77"> która jest uogólnieniem głównego modelu DEA.</text:span>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1T06:59:47.021356032</meta:creation-date>
    <meta:generator>LibreOffice/6.0.7.3$Linux_X86_64 LibreOffice_project/00m0$Build-3</meta:generator>
    <dc:date>2020-10-16T06:50:23.422774192</dc:date>
    <meta:editing-duration>PT6H37M36S</meta:editing-duration>
    <meta:editing-cycles>21</meta:editing-cycles>
    <meta:document-statistic meta:table-count="2" meta:image-count="0" meta:object-count="11" meta:page-count="5" meta:paragraph-count="107" meta:word-count="1258" meta:character-count="9619" meta:non-whitespace-character-count="8417"/>
  </office:meta>
</office:document-meta>
</file>

<file path=Object 1/content.xml><?xml version="1.0" encoding="utf-8"?>
<math xmlns="http://www.w3.org/1998/Math/MathML" display="block">
  <semantics>
    <mrow>
      <mrow>
        <msub>
          <mi>y</mi>
          <mi mathvariant="italic">Pawin</mi>
        </msub>
        <mo stretchy="false">=</mo>
        <mtext> </mtext>
      </mrow>
      <mfrac>
        <mrow>
          <mn>841</mn>
          <mrow>
            <msub>
              <mi>λ</mi>
              <mn>1</mn>
            </msub>
            <mo stretchy="false">+</mo>
            <mn>715</mn>
          </mrow>
          <mrow>
            <msub>
              <mi>λ</mi>
              <mn>2</mn>
            </msub>
            <mo stretchy="false">+</mo>
            <mn>980</mn>
          </mrow>
          <mrow>
            <msub>
              <mi>λ</mi>
              <mn>3</mn>
            </msub>
            <mo stretchy="false">+</mo>
            <mn>135</mn>
          </mrow>
          <mrow>
            <msub>
              <mi>λ</mi>
              <mn>4</mn>
            </msub>
            <mo stretchy="false">+</mo>
            <mn>291</mn>
          </mrow>
          <msub>
            <mi>λ</mi>
            <mn>5</mn>
          </msub>
        </mrow>
        <mrow>
          <mn>1180</mn>
          <msub>
            <mi>λ</mi>
            <mn>6</mn>
          </msub>
        </mrow>
      </mfrac>
      <mtext>                </mtext>
      <mrow>
        <mo fence="true" stretchy="false">(</mo>
        <mrow>
          <mn>3</mn>
        </mrow>
        <mo fence="true" stretchy="false">)</mo>
      </mrow>
    </mrow>
    <annotation encoding="StarMath 5.0">y_{Pawin} = " "{841λ_{1} + 715λ_{2}+980λ_{3}+135λ_{4}+291λ_{5}}over{1180λ_{6}}"                "(3)

</annotation>
  </semantics>
</math>
</file>

<file path=Object 1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row>
                      <mrow>
                        <mn>885</mn>
                        <msub>
                          <mi>λ</mi>
                          <mn>1</mn>
                        </msub>
                      </mrow>
                      <mo stretchy="false">+</mo>
                      <mn>953</mn>
                    </mrow>
                    <mrow>
                      <msub>
                        <mi>λ</mi>
                        <mn>2</mn>
                      </msub>
                      <mo stretchy="false">+</mo>
                      <mn>1582</mn>
                    </mrow>
                    <mrow>
                      <msub>
                        <mi>λ</mi>
                        <mn>3</mn>
                      </msub>
                      <mo stretchy="false">+</mo>
                      <mn>1460</mn>
                    </mrow>
                    <mrow>
                      <msub>
                        <mi>λ</mi>
                        <mn>4</mn>
                      </msub>
                      <mo stretchy="false">+</mo>
                      <mn>314</mn>
                    </mrow>
                    <msub>
                      <mi>λ</mi>
                      <mn>5</mn>
                    </msub>
                  </mrow>
                  <mo stretchy="false">→</mo>
                  <mi mathvariant="italic">max</mi>
                </mrow>
                <mtext>                  </mtext>
                <mrow>
                  <mo fence="true" stretchy="false">(</mo>
                  <mrow>
                    <mn>19</mn>
                  </mrow>
                  <mo fence="true" stretchy="false">)</mo>
                </mrow>
              </mrow>
            </mtd>
          </mtr>
          <mtr>
            <mtd>
              <mrow>
                <mn>1100</mn>
                <mrow>
                  <msub>
                    <mi>λ</mi>
                    <mn>6</mn>
                  </msub>
                  <mo stretchy="false">=</mo>
                  <mn>1</mn>
                </mrow>
                <mtext>                                                                            </mtext>
                <mrow>
                  <mo fence="true" stretchy="false">(</mo>
                  <mrow>
                    <mn>20</mn>
                  </mrow>
                  <mo fence="true" stretchy="false">)</mo>
                </mrow>
              </mrow>
            </mtd>
          </mtr>
        </mtable>
      </mrow>
    </mrow>
    <annotation encoding="StarMath 5.0">left lbrace stack 
{{{885λ_{1}} + 953λ_{2}+ 1582λ_{3}+ 1460λ_{4}+ 314λ_{5}}  toward max"                  " (19) #  
1100λ_{6}= 1"                                                                            " (20)  } right none
</annotation>
  </semantics>
</math>
</file>

<file path=Object 1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1935</mn>
                <mrow>
                  <msub>
                    <mi>λ</mi>
                    <mn>1</mn>
                  </msub>
                  <mo stretchy="false">+</mo>
                  <mn>622</mn>
                </mrow>
                <mrow>
                  <msub>
                    <mi>λ</mi>
                    <mn>2</mn>
                  </msub>
                  <mo stretchy="false">+</mo>
                  <mn>2347</mn>
                </mrow>
                <mrow>
                  <msub>
                    <mi>λ</mi>
                    <mn>5</mn>
                  </msub>
                  <mo stretchy="false">→</mo>
                  <mi mathvariant="italic">max</mi>
                </mrow>
                <mtext>            </mtext>
                <mrow>
                  <mo fence="true" stretchy="false">(</mo>
                  <mrow>
                    <mn>22</mn>
                  </mrow>
                  <mo fence="true" stretchy="false">)</mo>
                </mrow>
              </mrow>
            </mtd>
          </mtr>
          <mtr>
            <mtd>
              <mrow>
                <mn>850</mn>
                <mrow>
                  <msub>
                    <mi>λ</mi>
                    <mn>6</mn>
                  </msub>
                  <mo stretchy="false">=</mo>
                  <mn>1</mn>
                </mrow>
                <mtext>                                              </mtext>
                <mrow>
                  <mo fence="true" stretchy="false">(</mo>
                  <mrow>
                    <mn>23</mn>
                  </mrow>
                  <mo fence="true" stretchy="false">)</mo>
                </mrow>
              </mrow>
            </mtd>
          </mtr>
        </mtable>
      </mrow>
    </mrow>
    <annotation encoding="StarMath 5.0">left lbrace stack 
{1935λ_{1} + 622λ_{2}+ 2347λ_{5} toward max "            "(22) #  
850λ_{6}= 1"                                              " (23)  } right none
</annotation>
  </semantics>
</math>
</file>

<file path=Object 2/content.xml><?xml version="1.0" encoding="utf-8"?>
<math xmlns="http://www.w3.org/1998/Math/MathML" display="block">
  <semantics>
    <mrow>
      <mrow>
        <msub>
          <mi>y</mi>
          <mi mathvariant="italic">Wręga</mi>
        </msub>
        <mo stretchy="false">=</mo>
        <mtext> </mtext>
      </mrow>
      <mfrac>
        <mrow>
          <mn>885</mn>
          <mrow>
            <msub>
              <mi>λ</mi>
              <mn>1</mn>
            </msub>
            <mo stretchy="false">+</mo>
            <mn>953</mn>
          </mrow>
          <mrow>
            <msub>
              <mi>λ</mi>
              <mn>2</mn>
            </msub>
            <mo stretchy="false">+</mo>
            <mn>1582</mn>
          </mrow>
          <mrow>
            <msub>
              <mi>λ</mi>
              <mn>3</mn>
            </msub>
            <mo stretchy="false">+</mo>
            <mn>1460</mn>
          </mrow>
          <mrow>
            <msub>
              <mi>λ</mi>
              <mn>4</mn>
            </msub>
            <mo stretchy="false">+</mo>
            <mn>314</mn>
          </mrow>
          <msub>
            <mi>λ</mi>
            <mn>5</mn>
          </msub>
        </mrow>
        <mrow>
          <mn>1100</mn>
          <msub>
            <mi>λ</mi>
            <mn>6</mn>
          </msub>
        </mrow>
      </mfrac>
      <mtext>          
</mtext>
      <mrow>
        <mo fence="true" stretchy="false">(</mo>
        <mrow>
          <mn>1</mn>
        </mrow>
        <mo fence="true" stretchy="false">)</mo>
      </mrow>
    </mrow>
    <annotation encoding="StarMath 5.0">y_{Wręga}=" " {{885λ_{1} + 953λ_{2}+ 1582λ_{3}+1460λ_{4}+314λ_{5}}} over {{1100λ_{6}}}"          
"( 1 )

</annotation>
  </semantics>
</math>
</file>

<file path=Object 2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λ</mi>
                    <mn>2</mn>
                  </msub>
                  <mo stretchy="false">−</mo>
                  <mn>2</mn>
                </mrow>
                <mrow>
                  <msub>
                    <mi>λ</mi>
                    <mn>1</mn>
                  </msub>
                  <mo stretchy="false">⩾</mo>
                  <mn>0</mn>
                </mrow>
                <mtext>             </mtext>
              </mrow>
            </mtd>
          </mtr>
          <mtr>
            <mtd>
              <mrow>
                <mrow>
                  <msub>
                    <mi>λ</mi>
                    <mn>2</mn>
                  </msub>
                  <mo stretchy="false">−</mo>
                  <mn>2</mn>
                </mrow>
                <mrow>
                  <msub>
                    <mi>λ</mi>
                    <mn>4</mn>
                  </msub>
                  <mo stretchy="false">⩾</mo>
                  <mn>0</mn>
                </mrow>
                <mtext>             </mtext>
              </mrow>
            </mtd>
          </mtr>
          <mtr>
            <mtd>
              <mrow>
                <mrow>
                  <msub>
                    <mi>λ</mi>
                    <mn>2</mn>
                  </msub>
                  <mo stretchy="false">−</mo>
                  <mn>3</mn>
                </mrow>
                <mrow>
                  <msub>
                    <mi>λ</mi>
                    <mn>5</mn>
                  </msub>
                  <mo stretchy="false">⩾</mo>
                  <mn>0</mn>
                </mrow>
                <mtext>             </mtext>
              </mrow>
            </mtd>
          </mtr>
          <mtr>
            <mtd>
              <mrow>
                <mrow>
                  <msub>
                    <mi>λ</mi>
                    <mn>2</mn>
                  </msub>
                  <mo stretchy="false">−</mo>
                  <mn>4</mn>
                </mrow>
                <mrow>
                  <msub>
                    <mi>λ</mi>
                    <mn>3</mn>
                  </msub>
                  <mo stretchy="false">⩾</mo>
                  <mn>0</mn>
                </mrow>
                <mtext>             </mtext>
              </mrow>
            </mtd>
          </mtr>
        </mtable>
      </mrow>
    </mrow>
    <annotation encoding="StarMath 5.0">left lbrace stack 
{λ_{2} - 2λ_{1}  geslant 0"             "# 
{λ_{2}} - 2λ_{4}  geslant 0"             "#
{λ_{2}} - 3λ_{5}  geslant 0"             "#
{λ_{2}} - 4λ_{3}  geslant 0"             "} right none


</annotation>
  </semantics>
</math>
</file>

<file path=Object 3/content.xml><?xml version="1.0" encoding="utf-8"?>
<math xmlns="http://www.w3.org/1998/Math/MathML" display="block">
  <semantics>
    <mrow>
      <mrow>
        <msub>
          <mi>y</mi>
          <mi mathvariant="italic">Żelechów</mi>
        </msub>
        <mo stretchy="false">=</mo>
        <mtext> </mtext>
      </mrow>
      <mfrac>
        <mrow>
          <mn>1935</mn>
          <mrow>
            <msub>
              <mi>λ</mi>
              <mn>1</mn>
            </msub>
            <mo stretchy="false">+</mo>
            <mn>622</mn>
          </mrow>
          <mrow>
            <msub>
              <mi>λ</mi>
              <mn>2</mn>
            </msub>
            <mo stretchy="false">+</mo>
            <mn>2347</mn>
          </mrow>
          <msub>
            <mi>λ</mi>
            <mn>5</mn>
          </msub>
        </mrow>
        <mrow>
          <mn>850</mn>
          <msub>
            <mi>λ</mi>
            <mn>6</mn>
          </msub>
        </mrow>
      </mfrac>
      <mtext>                </mtext>
      <mrow>
        <mo fence="true" stretchy="false">(</mo>
        <mrow>
          <mn>2</mn>
        </mrow>
        <mo fence="true" stretchy="false">)</mo>
      </mrow>
    </mrow>
    <annotation encoding="StarMath 5.0">y_{Żelechów} =" "{1935λ_{1} + 622λ_{2}+2347λ_{5}} over {850λ_{6}}"                "(2)

</annotation>
  </semantics>
</math>
</file>

<file path=Object 4/content.xml><?xml version="1.0" encoding="utf-8"?>
<math xmlns="http://www.w3.org/1998/Math/MathML" display="block">
  <semantics>
    <mrow>
      <mrow>
        <msub>
          <mi>y</mi>
          <mi mathvariant="italic">Korki</mi>
        </msub>
        <mo stretchy="false">=</mo>
        <mtext> </mtext>
      </mrow>
      <mfrac>
        <mrow>
          <mn>955</mn>
          <mrow>
            <msub>
              <mi>λ</mi>
              <mn>2</mn>
            </msub>
            <mo stretchy="false">+</mo>
            <mn>2080</mn>
          </mrow>
          <mrow>
            <msub>
              <mi>λ</mi>
              <mn>3</mn>
            </msub>
            <mo stretchy="false">+</mo>
            <mn>2126</mn>
          </mrow>
          <msub>
            <mi>λ</mi>
            <mn>4</mn>
          </msub>
        </mrow>
        <mrow>
          <mn>780</mn>
          <msub>
            <mi>λ</mi>
            <mn>6</mn>
          </msub>
        </mrow>
      </mfrac>
      <mtext>                </mtext>
      <mrow>
        <mo fence="true" stretchy="false">(</mo>
        <mrow>
          <mn>4</mn>
        </mrow>
        <mo fence="true" stretchy="false">)</mo>
      </mrow>
    </mrow>
    <annotation encoding="StarMath 5.0">y_{Korki} = " "{955λ_{2}+2080λ_{3}+2126λ_{4}}over{780λ_{6}}"                "(4)

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841</mn>
                <mrow>
                  <msub>
                    <mi>x</mi>
                    <mn>1</mn>
                  </msub>
                  <mo stretchy="false">+</mo>
                  <mn>715</mn>
                </mrow>
                <mrow>
                  <msub>
                    <mi>x</mi>
                    <mn>2</mn>
                  </msub>
                  <mo stretchy="false">+</mo>
                  <mn>980</mn>
                </mrow>
                <mrow>
                  <msub>
                    <mi>x</mi>
                    <mn>3</mn>
                  </msub>
                  <mo stretchy="false">+</mo>
                  <mn>135</mn>
                </mrow>
                <mrow>
                  <msub>
                    <mi>x</mi>
                    <mn>4</mn>
                  </msub>
                  <mo stretchy="false">+</mo>
                  <mn>291</mn>
                </mrow>
                <mrow>
                  <msub>
                    <mi>x</mi>
                    <mn>5</mn>
                  </msub>
                  <mo stretchy="false">→</mo>
                  <mi mathvariant="italic">max</mi>
                </mrow>
                <mtext>         </mtext>
                <mrow>
                  <mo fence="true" stretchy="false">(</mo>
                  <mrow>
                    <mn>24</mn>
                  </mrow>
                  <mo fence="true" stretchy="false">)</mo>
                </mrow>
              </mrow>
            </mtd>
          </mtr>
          <mtr>
            <mtd>
              <mrow>
                <mn>1180</mn>
                <mrow>
                  <msub>
                    <mi>x</mi>
                    <mn>6</mn>
                  </msub>
                  <mo stretchy="false">=</mo>
                  <mn>1</mn>
                </mrow>
                <mtext>                                                               </mtext>
                <mrow>
                  <mo fence="true" stretchy="false">(</mo>
                  <mrow>
                    <mn>25</mn>
                  </mrow>
                  <mo fence="true" stretchy="false">)</mo>
                </mrow>
              </mrow>
            </mtd>
          </mtr>
        </mtable>
      </mrow>
    </mrow>
    <annotation encoding="StarMath 5.0">left lbrace stack 
{841x_{1} + 715x_{2}+ 980x_{3}+135x_{4}+291x_{5} toward max "         "(24) #  
1180x_{6}= 1"                                                               " (25)  } right none
</annotation>
  </semantics>
</math>
</file>

<file path=Object 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row>
                      <mo fence="true" stretchy="false">(</mo>
                      <mrow>
                        <mrow>
                          <mn>885</mn>
                          <mrow>
                            <msub>
                              <mi>λ</mi>
                              <mn>1</mn>
                            </msub>
                            <mo stretchy="false">+</mo>
                            <mn>953</mn>
                          </mrow>
                          <mrow>
                            <msub>
                              <mi>λ</mi>
                              <mn>2</mn>
                            </msub>
                            <mo stretchy="false">+</mo>
                            <mn>1582</mn>
                          </mrow>
                          <mrow>
                            <msub>
                              <mi>λ</mi>
                              <mn>3</mn>
                            </msub>
                            <mo stretchy="false">+</mo>
                            <mn>1460</mn>
                          </mrow>
                          <mrow>
                            <msub>
                              <mi>λ</mi>
                              <mn>4</mn>
                            </msub>
                            <mo stretchy="false">+</mo>
                            <mn>314</mn>
                          </mrow>
                          <msub>
                            <mi>λ</mi>
                            <mn>5</mn>
                          </msub>
                        </mrow>
                      </mrow>
                      <mo fence="true" stretchy="false">)</mo>
                    </mrow>
                    <mo stretchy="false">−</mo>
                    <mrow>
                      <mn>1100</mn>
                      <msub>
                        <mi>λ</mi>
                        <mn>6</mn>
                      </msub>
                    </mrow>
                  </mrow>
                  <mo stretchy="false">⩽</mo>
                  <mn>0</mn>
                </mrow>
                <mtext>        </mtext>
                <mrow>
                  <mo fence="true" stretchy="false">(</mo>
                  <mrow>
                    <mn>5</mn>
                  </mrow>
                  <mo fence="true" stretchy="false">)</mo>
                </mrow>
              </mrow>
            </mtd>
          </mtr>
          <mtr>
            <mtd>
              <mrow>
                <mrow>
                  <mrow>
                    <mrow>
                      <mo fence="true" stretchy="false">(</mo>
                      <mrow>
                        <mrow>
                          <mn>1935</mn>
                          <mrow>
                            <msub>
                              <mi>λ</mi>
                              <mn>1</mn>
                            </msub>
                            <mo stretchy="false">+</mo>
                            <mn>622</mn>
                          </mrow>
                          <mrow>
                            <msub>
                              <mi>λ</mi>
                              <mn>2</mn>
                            </msub>
                            <mo stretchy="false">+</mo>
                            <mn>2347</mn>
                          </mrow>
                          <msub>
                            <mi>λ</mi>
                            <mn>5</mn>
                          </msub>
                        </mrow>
                      </mrow>
                      <mo fence="true" stretchy="false">)</mo>
                    </mrow>
                    <mo stretchy="false">−</mo>
                    <mrow>
                      <mn>850</mn>
                      <msub>
                        <mi>λ</mi>
                        <mn>6</mn>
                      </msub>
                    </mrow>
                  </mrow>
                  <mo stretchy="false">⩽</mo>
                  <mn>0</mn>
                </mrow>
                <mtext>                                   </mtext>
                <mrow>
                  <mo fence="true" stretchy="false">(</mo>
                  <mrow>
                    <mn>6</mn>
                  </mrow>
                  <mo fence="true" stretchy="false">)</mo>
                </mrow>
              </mrow>
            </mtd>
          </mtr>
          <mtr>
            <mtd>
              <mrow>
                <mrow>
                  <mrow>
                    <mrow>
                      <mo fence="true" stretchy="false">(</mo>
                      <mrow>
                        <mrow>
                          <mn>841</mn>
                          <mrow>
                            <msub>
                              <mi>λ</mi>
                              <mn>1</mn>
                            </msub>
                            <mo stretchy="false">+</mo>
                            <mn>715</mn>
                          </mrow>
                          <mrow>
                            <msub>
                              <mi>λ</mi>
                              <mn>2</mn>
                            </msub>
                            <mo stretchy="false">+</mo>
                            <mn>980</mn>
                          </mrow>
                          <mrow>
                            <msub>
                              <mi>λ</mi>
                              <mn>3</mn>
                            </msub>
                            <mo stretchy="false">+</mo>
                            <mn>135</mn>
                          </mrow>
                          <mrow>
                            <msub>
                              <mi>λ</mi>
                              <mn>4</mn>
                            </msub>
                            <mo stretchy="false">+</mo>
                            <mn>291</mn>
                          </mrow>
                          <msub>
                            <mi>λ</mi>
                            <mn>5</mn>
                          </msub>
                        </mrow>
                      </mrow>
                      <mo fence="true" stretchy="false">)</mo>
                    </mrow>
                    <mo stretchy="false">−</mo>
                    <mrow>
                      <mn>1180</mn>
                      <msub>
                        <mi>λ</mi>
                        <mn>6</mn>
                      </msub>
                    </mrow>
                  </mrow>
                  <mo stretchy="false">⩽</mo>
                  <mn>0</mn>
                </mrow>
                <mtext>            </mtext>
                <mrow>
                  <mo fence="true" stretchy="false">(</mo>
                  <mrow>
                    <mn>7</mn>
                  </mrow>
                  <mo fence="true" stretchy="false">)</mo>
                </mrow>
              </mrow>
            </mtd>
          </mtr>
          <mtr>
            <mtd>
              <mrow>
                <mrow>
                  <mrow>
                    <mrow>
                      <mo fence="true" stretchy="false">(</mo>
                      <mrow>
                        <mrow>
                          <mn>955</mn>
                          <mrow>
                            <msub>
                              <mi>λ</mi>
                              <mn>2</mn>
                            </msub>
                            <mo stretchy="false">+</mo>
                            <mn>2080</mn>
                          </mrow>
                          <mrow>
                            <msub>
                              <mi>λ</mi>
                              <mn>3</mn>
                            </msub>
                            <mo stretchy="false">+</mo>
                            <mn>2126</mn>
                          </mrow>
                          <msub>
                            <mi>λ</mi>
                            <mn>4</mn>
                          </msub>
                        </mrow>
                      </mrow>
                      <mo fence="true" stretchy="false">)</mo>
                    </mrow>
                    <mo stretchy="false">−</mo>
                    <mrow>
                      <mn>780</mn>
                      <msub>
                        <mi>λ</mi>
                        <mn>6</mn>
                      </msub>
                    </mrow>
                  </mrow>
                  <mo stretchy="false">⩽</mo>
                  <mn>0</mn>
                </mrow>
                <mtext>                                   </mtext>
                <mrow>
                  <mo fence="true" stretchy="false">(</mo>
                  <mrow>
                    <mn>8</mn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λ</mi>
                    <mn>1</mn>
                  </msub>
                  <mo stretchy="false">⩾</mo>
                  <mn>0</mn>
                </mrow>
                <mtext>                                                                                       </mtext>
                <mrow>
                  <mo fence="true" stretchy="false">(</mo>
                  <mrow>
                    <mn>9</mn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λ</mi>
                    <mn>2</mn>
                  </msub>
                  <mo stretchy="false">⩾</mo>
                  <mn>0</mn>
                </mrow>
                <mtext>                                                                                      </mtext>
                <mrow>
                  <mo fence="true" stretchy="false">(</mo>
                  <mrow>
                    <mn>10</mn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λ</mi>
                    <mn>3</mn>
                  </msub>
                  <mo stretchy="false">⩾</mo>
                  <mn>0</mn>
                </mrow>
                <mtext>                                                                                      </mtext>
                <mrow>
                  <mo fence="true" stretchy="false">(</mo>
                  <mrow>
                    <mn>11</mn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λ</mi>
                    <mn>4</mn>
                  </msub>
                  <mo stretchy="false">⩾</mo>
                  <mn>0</mn>
                </mrow>
                <mtext>                                                                                      </mtext>
                <mrow>
                  <mo fence="true" stretchy="false">(</mo>
                  <mrow>
                    <mn>12</mn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λ</mi>
                    <mn>5</mn>
                  </msub>
                  <mo stretchy="false">⩾</mo>
                  <mn>0</mn>
                </mrow>
                <mtext>                                                                                      </mtext>
                <mrow>
                  <mo fence="true" stretchy="false">(</mo>
                  <mrow>
                    <mn>13</mn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λ</mi>
                    <mn>6</mn>
                  </msub>
                  <mo stretchy="false">⩾</mo>
                  <mn>0</mn>
                </mrow>
                <mtext>                                                                                      </mtext>
                <mrow>
                  <mo fence="true" stretchy="false">(</mo>
                  <mrow>
                    <mn>14</mn>
                  </mrow>
                  <mo fence="true" stretchy="false">)</mo>
                </mrow>
              </mrow>
            </mtd>
          </mtr>
        </mtable>
      </mrow>
    </mrow>
    <annotation encoding="StarMath 5.0">left lbrace stack 
{
{(885λ_{1} + 953λ_{2}+1582λ_{3}+1460λ_{4}+314λ_{5})} - {1100λ_{6}} leslant 0 "        "(5) # 
{(1935λ_{1} + 622λ_{2}+2347λ_{5})} - {850λ_{6}} leslant 0 "                                   "(6) # 
{(841λ_{1} + 715λ_{2}+980λ_{3}+135λ_{4}+291λ_{5})} - {1180λ_{6}} leslant 0 "            "(7) # 
{(955λ_{2} + 2080λ_{3}+2126λ_{4})} - {780λ_{6}} leslant 0 "                                   "(8) # 
λ_{1} geslant 0"                                                                                       " (9) #
λ_{2} geslant 0"                                                                                      " (10) #
λ_{3} geslant 0"                                                                                      " (11) # 
λ_{4} geslant 0"                                                                                      " (12) #
λ_{5} geslant 0"                                                                                      " (13) #
λ_{6} geslant 0"                                                                                      " (14)} right none

</annotation>
  </semantics>
</math>
</file>

<file path=Object 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955</mn>
                <mrow>
                  <msub>
                    <mi>x</mi>
                    <mn>2</mn>
                  </msub>
                  <mo stretchy="false">+</mo>
                  <mn>2080</mn>
                </mrow>
                <mrow>
                  <msub>
                    <mi>x</mi>
                    <mn>3</mn>
                  </msub>
                  <mo stretchy="false">+</mo>
                  <mn>2126</mn>
                </mrow>
                <mrow>
                  <msub>
                    <mi>x</mi>
                    <mn>4</mn>
                  </msub>
                  <mo stretchy="false">→</mo>
                  <mi mathvariant="italic">max</mi>
                </mrow>
                <mtext>         </mtext>
                <mrow>
                  <mo fence="true" stretchy="false">(</mo>
                  <mrow>
                    <mn>26</mn>
                  </mrow>
                  <mo fence="true" stretchy="false">)</mo>
                </mrow>
              </mrow>
            </mtd>
          </mtr>
          <mtr>
            <mtd>
              <mrow>
                <mn>780</mn>
                <mrow>
                  <msub>
                    <mi>x</mi>
                    <mn>6</mn>
                  </msub>
                  <mo stretchy="false">=</mo>
                  <mn>1</mn>
                </mrow>
                <mtext>                                            </mtext>
                <mrow>
                  <mo fence="true" stretchy="false">(</mo>
                  <mrow>
                    <mn>27</mn>
                  </mrow>
                  <mo fence="true" stretchy="false">)</mo>
                </mrow>
              </mrow>
            </mtd>
          </mtr>
        </mtable>
      </mrow>
    </mrow>
    <annotation encoding="StarMath 5.0">left lbrace stack 
{955x_{2} + 2080x_{3}+ 2126x_{4} toward max "         "(26) #  
780x_{6}= 1"                                            " (27)  } right none
</annotation>
  </semantics>
</math>
</file>

<file path=Object 9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λ</mi>
                    <mn>3</mn>
                  </msub>
                  <mo stretchy="false">−</mo>
                  <mn>2</mn>
                </mrow>
                <mrow>
                  <msub>
                    <mi>λ</mi>
                    <mn>1</mn>
                  </msub>
                  <mo stretchy="false">⩾</mo>
                  <mn>0</mn>
                </mrow>
                <mtext>             </mtext>
                <mrow>
                  <mo fence="true" stretchy="false">(</mo>
                  <mrow>
                    <mn>15</mn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λ</mi>
                    <mn>3</mn>
                  </msub>
                  <mo stretchy="false">−</mo>
                  <mn>2</mn>
                </mrow>
                <mrow>
                  <msub>
                    <mi>λ</mi>
                    <mn>2</mn>
                  </msub>
                  <mo stretchy="false">⩾</mo>
                  <mn>0</mn>
                </mrow>
                <mtext>             </mtext>
                <mrow>
                  <mo fence="true" stretchy="false">(</mo>
                  <mrow>
                    <mn>16</mn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λ</mi>
                    <mn>3</mn>
                  </msub>
                  <mo stretchy="false">−</mo>
                  <mn>4</mn>
                </mrow>
                <mrow>
                  <msub>
                    <mi>λ</mi>
                    <mn>4</mn>
                  </msub>
                  <mo stretchy="false">⩾</mo>
                  <mn>0</mn>
                </mrow>
                <mtext>             </mtext>
                <mrow>
                  <mo fence="true" stretchy="false">(</mo>
                  <mrow>
                    <mn>17</mn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λ</mi>
                    <mn>3</mn>
                  </msub>
                  <mo stretchy="false">−</mo>
                  <mn>8</mn>
                </mrow>
                <mrow>
                  <msub>
                    <mi>λ</mi>
                    <mn>5</mn>
                  </msub>
                  <mo stretchy="false">⩾</mo>
                  <mn>0</mn>
                </mrow>
                <mtext>             </mtext>
                <mrow>
                  <mo fence="true" stretchy="false">(</mo>
                  <mrow>
                    <mn>18</mn>
                  </mrow>
                  <mo fence="true" stretchy="false">)</mo>
                </mrow>
              </mrow>
            </mtd>
          </mtr>
        </mtable>
      </mrow>
    </mrow>
    <annotation encoding="StarMath 5.0">left lbrace stack 
{λ_{3} - 2λ_{1}  geslant 0"             "( 15 )# 
{λ_{3}} - 2λ_{2}  geslant 0"             "( 16 )#
{λ_{3}} - 4λ_{4}  geslant 0"             "( 17 )#
{λ_{3}} - 8λ_{5}  geslant 0"             "( 18 )} right none


</annotation>
  </semantics>
</math>
</file>